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888cm"/>
    </style:style>
    <style:style style:name="co6" style:family="table-column">
      <style:table-column-properties fo:break-before="auto" style:column-width="5.202cm"/>
    </style:style>
    <style:style style:name="co7" style:family="table-column">
      <style:table-column-properties fo:break-before="auto" style:column-width="10.097cm"/>
    </style:style>
    <style:style style:name="co8" style:family="table-column">
      <style:table-column-properties fo:break-before="auto" style:column-width="5.761cm"/>
    </style:style>
    <style:style style:name="co9" style:family="table-column">
      <style:table-column-properties fo:break-before="auto" style:column-width="0.67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ta2" style:family="table" style:master-page-name="PageStyle_5f_Opmerkingen">
      <style:table-properties table:display="true" style:writing-mode="lr-tb"/>
    </style:style>
    <style:style style:name="ta3" style:family="table" style:master-page-name="PageStyle_5f_TWEEDE_20_GEDEELTE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text-position="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Header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3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3">
        <office:forms form:automatic-focus="false" form:apply-design-mode="false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4" table:number-columns-repeated="1021" table:default-cell-style-name="Default"/>
        <table:table-row table:style-name="ro2">
          <table:table-cell table:style-name="TL_20_Title" office:value-type="string" calcext:value-type="string">
            <office:annotation draw:style-name="gr1" draw:text-style-name="P1" svg:width="6.982cm" svg:height="2.383cm" svg:x="10.518cm" svg:y="0.052cm" draw:caption-point-x="-0.432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TWEEDE GEDEELTE - Gemeente's gewijze indeeling der provincie. Verzameling van het eerste gedeelte.</text:p>
          </table:table-cell>
          <table:table-cell table:style-name="ce9" table:number-columns-repeated="23"/>
          <table:table-cell table:style-name="ce27" table:number-columns-repeated="55"/>
          <table:table-cell table:style-name="ce29"/>
          <table:table-cell table:number-columns-repeated="944"/>
        </table:table-row>
        <table:table-row table:style-name="ro2">
          <table:table-cell table:style-name="ce4" table:number-columns-repeated="1024"/>
        </table:table-row>
        <table:table-row table:style-name="ro3">
          <table:table-cell table:style-name="TL_20_RowProperty" office:value-type="string" calcext:value-type="string" table:number-columns-spanned="2" table:number-rows-spanned="5">
            <text:p>GEMEENTEN</text:p>
          </table:table-cell>
          <table:covered-table-cell table:style-name="ce10"/>
          <table:table-cell table:style-name="ce14"/>
          <table:table-cell table:style-name="TL_20_ColHeader" office:value-type="string" calcext:value-type="string" table:number-columns-spanned="3" table:number-rows-spanned="2">
            <text:p>HUIZEN</text:p>
          </table:table-cell>
          <table:covered-table-cell table:style-name="ce19"/>
          <table:covered-table-cell table:style-name="ce21"/>
          <table:table-cell table:style-name="TL_20_ColHeader" office:value-type="string" calcext:value-type="string" table:number-columns-spanned="1" table:number-rows-spanned="5">
            <text:p>Bewonde schepen.</text:p>
          </table:table-cell>
          <table:table-cell table:style-name="TL_20_ColHeader" office:value-type="string" calcext:value-type="string" table:number-columns-spanned="1" table:number-rows-spanned="5">
            <text:p>Bewonde schepen en Huizen.</text:p>
          </table:table-cell>
          <table:table-cell table:style-name="TL_20_ColHeader" office:value-type="string" calcext:value-type="string" table:number-columns-spanned="1" table:number-rows-spanned="5">
            <text:p>Huisgezinnen.</text:p>
          </table:table-cell>
          <table:table-cell table:style-name="TL_20_ColHeader" office:value-type="string" calcext:value-type="string" table:number-columns-spanned="3" table:number-rows-spanned="2">
            <text:p>BEWONERS</text:p>
          </table:table-cell>
          <table:covered-table-cell table:style-name="ce19"/>
          <table:covered-table-cell table:style-name="ce21"/>
          <table:table-cell table:style-name="TL_20_ColHeader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TL_20_ColHeader"/>
          <table:covered-table-cell table:style-name="ce30"/>
          <table:table-cell table:style-name="ce33" table:number-columns-repeated="944"/>
        </table:table-row>
        <table:table-row table:style-name="ro3">
          <table:covered-table-cell table:style-name="ce5"/>
          <table:covered-table-cell table:style-name="ce11"/>
          <table:table-cell table:style-name="ce15"/>
          <table:covered-table-cell table:style-name="ce16"/>
          <table:covered-table-cell table:style-name="ce20"/>
          <table:covered-table-cell table:style-name="ce22"/>
          <table:covered-table-cell table:number-columns-repeated="3" table:style-name="TL_20_ColHeader"/>
          <table:covered-table-cell table:style-name="ce23"/>
          <table:covered-table-cell table:style-name="ce20"/>
          <table:covered-table-cell table:style-name="ce22"/>
          <table:table-cell table:style-name="TL_20_ColHeader" office:value-type="string" calcext:value-type="string" table:number-columns-spanned="8" table:number-rows-spanned="1">
            <text:p>VERBLIJF</text:p>
          </table:table-cell>
          <table:covered-table-cell table:number-columns-repeated="6" table:style-name="TL_20_ColHeader"/>
          <table:covered-table-cell table:style-name="ce25"/>
          <table:table-cell table:style-name="TL_20_ColHeader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TL_20_ColHeader"/>
          <table:covered-table-cell table:style-name="ce25"/>
          <table:table-cell table:style-name="TL_20_ColHeader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TL_20_ColHeader"/>
          <table:covered-table-cell table:style-name="ce28"/>
          <table:table-cell table:style-name="TL_20_ColHeader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TL_20_ColHeader"/>
          <table:covered-table-cell table:style-name="ce31"/>
          <table:table-cell table:style-name="ce33" table:number-columns-repeated="944"/>
        </table:table-row>
        <table:table-row table:style-name="ro4">
          <table:covered-table-cell table:style-name="ce5"/>
          <table:covered-table-cell table:style-name="ce11"/>
          <table:table-cell table:style-name="ce15"/>
          <table:table-cell table:style-name="TL_20_ColHeader" office:value-type="string" calcext:value-type="string" table:number-columns-spanned="1" table:number-rows-spanned="3">
            <text:p>Bewonde.</text:p>
          </table:table-cell>
          <table:table-cell table:style-name="TL_20_ColHeader" office:value-type="string" calcext:value-type="string" table:number-columns-spanned="1" table:number-rows-spanned="3">
            <text:p>Onbewonde.</text:p>
          </table:table-cell>
          <table:table-cell table:style-name="TL_20_ColHeader" office:value-type="string" calcext:value-type="string" table:number-columns-spanned="1" table:number-rows-spanned="3">
            <text:p>Totaal.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1" table:number-rows-spanned="3">
            <text:p>Mannelijk.</text:p>
          </table:table-cell>
          <table:table-cell table:style-name="TL_20_ColHeader" office:value-type="string" calcext:value-type="string" table:number-columns-spanned="1" table:number-rows-spanned="3">
            <text:p>Vrouwelijk.</text:p>
          </table:table-cell>
          <table:table-cell table:style-name="TL_20_ColHeader" office:value-type="string" calcext:value-type="string" table:number-columns-spanned="1" table:number-rows-spanned="3">
            <text:p>Totaal.</text:p>
          </table:table-cell>
          <table:table-cell table:style-name="TL_20_ColHeader" office:value-type="string" calcext:value-type="string" table:number-columns-spanned="2" table:number-rows-spanned="2">
            <text:p>Gewoon</text:p>
          </table:table-cell>
          <table:covered-table-cell table:style-name="ce24"/>
          <table:table-cell table:style-name="TL_20_ColHeader" office:value-type="string" calcext:value-type="string" table:number-columns-spanned="2" table:number-rows-spanned="2">
            <text:p>Tijdelijk</text:p>
          </table:table-cell>
          <table:covered-table-cell table:style-name="ce24"/>
          <table:table-cell table:style-name="TL_20_ColHeader" office:value-type="string" calcext:value-type="string" table:number-columns-spanned="2" table:number-rows-spanned="2">
            <text:p>Doortrekkend</text:p>
          </table:table-cell>
          <table:covered-table-cell table:style-name="ce24"/>
          <table:table-cell table:style-name="TL_20_ColHeader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Ongehuwd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Gehuwd</text:p>
          </table:table-cell>
          <table:covered-table-cell table:style-name="ce26"/>
          <table:table-cell table:style-name="TL_20_ColHeader" office:value-type="string" calcext:value-type="string" table:number-columns-spanned="1" table:number-rows-spanned="3">
            <text:p>Weduwnaars</text:p>
          </table:table-cell>
          <table:table-cell table:style-name="TL_20_ColHeader" office:value-type="string" calcext:value-type="string" table:number-columns-spanned="1" table:number-rows-spanned="3">
            <text:p>Weduwen</text:p>
          </table:table-cell>
          <table:table-cell table:style-name="TL_20_ColHeader" office:value-type="string" calcext:value-type="string" table:number-columns-spanned="2" table:number-rows-spanned="2">
            <text:p>In de gemeente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de provincie buiten de gemeente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eene andere provincie binnen het Rijk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de bezittingen buiten Europa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Duitschland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België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Engeland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In andere vreemde land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Nederduitsch Hervormd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Fransche of Waalsche Hervormdene 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Engelsche of Presbijteriaansche Hervormd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Leden der Schotse gemeente.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Anglicaansche Episcopal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Evangelisch Lutersch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Herstelde Lutersch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Doopsgezinden of Mennoniet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Remonstrant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Hernhutters of Moravische Broeders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Kwakers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Christelijk Afgescheiden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Roomsch Catholijk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Griek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Armenian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Nederduitsche Israëlit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Portugesche Israëliten</text:p>
          </table:table-cell>
          <table:covered-table-cell table:style-name="ce26"/>
          <table:table-cell table:style-name="TL_20_ColHeader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32"/>
          <table:table-cell table:style-name="ce33" table:number-columns-repeated="944"/>
        </table:table-row>
        <table:table-row table:style-name="ro6">
          <table:covered-table-cell table:style-name="ce5"/>
          <table:covered-table-cell table:style-name="ce11"/>
          <table:table-cell table:style-name="ce15"/>
          <table:covered-table-cell table:style-name="ce17"/>
          <table:covered-table-cell table:number-columns-repeated="75" table:style-name="TL_20_ColHeader"/>
          <table:covered-table-cell table:style-name="ce32"/>
          <table:table-cell table:style-name="ce33" table:number-columns-repeated="944"/>
        </table:table-row>
        <table:table-row table:style-name="ro3">
          <table:covered-table-cell table:style-name="ce7"/>
          <table:covered-table-cell table:style-name="ce12"/>
          <table:table-cell table:style-name="ce15"/>
          <table:covered-table-cell table:style-name="ce18"/>
          <table:covered-table-cell table:number-columns-repeated="8" table:style-name="TL_20_ColHeader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covered-table-cell table:number-columns-repeated="2" table:style-name="TL_20_ColHeader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ce33" table:number-columns-repeated="944"/>
        </table:table-row>
        <table:table-row table:style-name="ro2">
          <table:table-cell table:number-columns-repeated="102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's Hertogenbosch</text:p>
          </table:table-cell>
          <table:table-cell/>
          <table:table-cell table:style-name="TL_20_Data" office:value-type="float" office:value="3151" calcext:value-type="float">
            <text:p>3151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296" calcext:value-type="float">
            <text:p>329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176" calcext:value-type="float">
            <text:p>3176</text:p>
          </table:table-cell>
          <table:table-cell table:style-name="TL_20_Data" office:value-type="float" office:value="4602" calcext:value-type="float">
            <text:p>4602</text:p>
          </table:table-cell>
          <table:table-cell table:style-name="TL_20_Data" office:value-type="string" calcext:value-type="string">
            <text:p>10.336/1</text:p>
          </table:table-cell>
          <table:table-cell table:style-name="TL_20_Data" office:value-type="string" calcext:value-type="string">
            <text:p>11.367/2</text:p>
          </table:table-cell>
          <table:table-cell table:style-name="TL_20_Data" office:value-type="float" office:value="21703" calcext:value-type="float">
            <text:p>21703</text:p>
          </table:table-cell>
          <table:table-cell table:style-name="TL_20_Data" office:value-type="float" office:value="8459" calcext:value-type="float">
            <text:p>8459</text:p>
          </table:table-cell>
          <table:table-cell table:style-name="TL_20_Data" office:value-type="float" office:value="10663" calcext:value-type="float">
            <text:p>10663</text:p>
          </table:table-cell>
          <table:table-cell table:style-name="TL_20_Data" office:value-type="float" office:value="1703" calcext:value-type="float">
            <text:p>1703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6786" calcext:value-type="float">
            <text:p>6786</text:p>
          </table:table-cell>
          <table:table-cell table:style-name="TL_20_Data" office:value-type="float" office:value="7149" calcext:value-type="float">
            <text:p>7149</text:p>
          </table:table-cell>
          <table:table-cell table:style-name="TL_20_Data" office:value-type="float" office:value="3183" calcext:value-type="float">
            <text:p>3183</text:p>
          </table:table-cell>
          <table:table-cell table:style-name="TL_20_Data" office:value-type="float" office:value="3168" calcext:value-type="float">
            <text:p>3168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049" calcext:value-type="float">
            <text:p>1049</text:p>
          </table:table-cell>
          <table:table-cell table:style-name="TL_20_Data" office:value-type="float" office:value="5845" calcext:value-type="float">
            <text:p>5845</text:p>
          </table:table-cell>
          <table:table-cell table:style-name="TL_20_Data" office:value-type="float" office:value="6912" calcext:value-type="float">
            <text:p>6912</text:p>
          </table:table-cell>
          <table:table-cell table:style-name="TL_20_Data" office:value-type="float" office:value="1758" calcext:value-type="float">
            <text:p>1758</text:p>
          </table:table-cell>
          <table:table-cell table:style-name="TL_20_Data" office:value-type="float" office:value="2266" calcext:value-type="float">
            <text:p>2266</text:p>
          </table:table-cell>
          <table:table-cell table:style-name="TL_20_Data" office:value-type="float" office:value="2366" calcext:value-type="float">
            <text:p>2366</text:p>
          </table:table-cell>
          <table:table-cell table:style-name="TL_20_Data" office:value-type="float" office:value="1872" calcext:value-type="float">
            <text:p>187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09" calcext:value-type="float">
            <text:p>1709</text:p>
          </table:table-cell>
          <table:table-cell table:style-name="TL_20_Data" office:value-type="float" office:value="1307" calcext:value-type="float">
            <text:p>130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279" calcext:value-type="float">
            <text:p>8279</text:p>
          </table:table-cell>
          <table:table-cell table:style-name="TL_20_Data" office:value-type="float" office:value="9727" calcext:value-type="float">
            <text:p>97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Bergen op Zoom</text:p>
          </table:table-cell>
          <table:table-cell/>
          <table:table-cell table:style-name="TL_20_Data" office:value-type="float" office:value="1345" calcext:value-type="float">
            <text:p>1345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22" calcext:value-type="float">
            <text:p>15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TL_20_Data" office:value-type="float" office:value="1615" calcext:value-type="float">
            <text:p>1615</text:p>
          </table:table-cell>
          <table:table-cell table:style-name="TL_20_Data" office:value-type="float" office:value="4329" calcext:value-type="float">
            <text:p>4329</text:p>
          </table:table-cell>
          <table:table-cell table:style-name="TL_20_Data" office:value-type="float" office:value="4178" calcext:value-type="float">
            <text:p>4178</text:p>
          </table:table-cell>
          <table:table-cell table:style-name="TL_20_Data" office:value-type="float" office:value="8507" calcext:value-type="float">
            <text:p>8507</text:p>
          </table:table-cell>
          <table:table-cell table:style-name="TL_20_Data" office:value-type="float" office:value="3500" calcext:value-type="float">
            <text:p>3500</text:p>
          </table:table-cell>
          <table:table-cell table:style-name="TL_20_Data" office:value-type="float" office:value="3984" calcext:value-type="float">
            <text:p>3984</text:p>
          </table:table-cell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980" calcext:value-type="float">
            <text:p>2980</text:p>
          </table:table-cell>
          <table:table-cell table:style-name="TL_20_Data" office:value-type="float" office:value="2656" calcext:value-type="float">
            <text:p>2656</text:p>
          </table:table-cell>
          <table:table-cell table:style-name="TL_20_Data" office:value-type="float" office:value="1231" calcext:value-type="float">
            <text:p>1231</text:p>
          </table:table-cell>
          <table:table-cell table:style-name="TL_20_Data" office:value-type="float" office:value="1228" calcext:value-type="float">
            <text:p>122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698" calcext:value-type="float">
            <text:p>2698</text:p>
          </table:table-cell>
          <table:table-cell table:style-name="TL_20_Data" office:value-type="float" office:value="2971" calcext:value-type="float">
            <text:p>2971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964" calcext:value-type="float">
            <text:p>964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083" calcext:value-type="float">
            <text:p>3083</text:p>
          </table:table-cell>
          <table:table-cell table:style-name="TL_20_Data" office:value-type="float" office:value="3250" calcext:value-type="float">
            <text:p>32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5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Breda</text:p>
          </table:table-cell>
          <table:table-cell/>
          <table:table-cell table:style-name="TL_20_Data" office:value-type="float" office:value="2113" calcext:value-type="float">
            <text:p>2113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286" calcext:value-type="float">
            <text:p>228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23" calcext:value-type="float">
            <text:p>2123</text:p>
          </table:table-cell>
          <table:table-cell table:style-name="TL_20_Data" office:value-type="float" office:value="2857" calcext:value-type="float">
            <text:p>2857</text:p>
          </table:table-cell>
          <table:table-cell table:style-name="TL_20_Data" office:value-type="float" office:value="7184" calcext:value-type="float">
            <text:p>7184</text:p>
          </table:table-cell>
          <table:table-cell table:style-name="TL_20_Data" office:value-type="float" office:value="7559" calcext:value-type="float">
            <text:p>7559</text:p>
          </table:table-cell>
          <table:table-cell table:style-name="TL_20_Data" office:value-type="float" office:value="14743" calcext:value-type="float">
            <text:p>14743</text:p>
          </table:table-cell>
          <table:table-cell table:style-name="TL_20_Data" office:value-type="float" office:value="5863" calcext:value-type="float">
            <text:p>5863</text:p>
          </table:table-cell>
          <table:table-cell table:style-name="TL_20_Data" office:value-type="float" office:value="7192" calcext:value-type="float">
            <text:p>7192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4847" calcext:value-type="float">
            <text:p>4847</text:p>
          </table:table-cell>
          <table:table-cell table:style-name="TL_20_Data" office:value-type="float" office:value="4809" calcext:value-type="float">
            <text:p>4809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3994" calcext:value-type="float">
            <text:p>3994</text:p>
          </table:table-cell>
          <table:table-cell table:style-name="TL_20_Data" office:value-type="float" office:value="4566" calcext:value-type="float">
            <text:p>4566</text:p>
          </table:table-cell>
          <table:table-cell table:style-name="TL_20_Data" office:value-type="float" office:value="1233" calcext:value-type="float">
            <text:p>1233</text:p>
          </table:table-cell>
          <table:table-cell table:style-name="TL_20_Data" office:value-type="float" office:value="1783" calcext:value-type="float">
            <text:p>1783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66" calcext:value-type="float">
            <text:p>1466</text:p>
          </table:table-cell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367" calcext:value-type="float">
            <text:p>5367</text:p>
          </table:table-cell>
          <table:table-cell table:style-name="TL_20_Data" office:value-type="float" office:value="6242" calcext:value-type="float">
            <text:p>62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Eindhoven</text:p>
          </table:table-cell>
          <table:table-cell/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/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431" calcext:value-type="float">
            <text:p>1431</text:p>
          </table:table-cell>
          <table:table-cell table:style-name="TL_20_Data" office:value-type="float" office:value="1652" calcext:value-type="float">
            <text:p>1652</text:p>
          </table:table-cell>
          <table:table-cell table:style-name="TL_20_Data" office:value-type="float" office:value="3083" calcext:value-type="float">
            <text:p>3083</text:p>
          </table:table-cell>
          <table:table-cell table:style-name="TL_20_Data" office:value-type="float" office:value="1359" calcext:value-type="float">
            <text:p>1359</text:p>
          </table:table-cell>
          <table:table-cell table:style-name="TL_20_Data" office:value-type="float" office:value="1615" calcext:value-type="float">
            <text:p>161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72" calcext:value-type="float">
            <text:p>972</text:p>
          </table:table-cell>
          <table:table-cell table:style-name="TL_20_Data" office:value-type="float" office:value="1111" calcext:value-type="float">
            <text:p>1111</text:p>
          </table:table-cell>
          <table:table-cell table:number-columns-repeated="2" table:style-name="TL_20_Data" office:value-type="float" office:value="396" calcext:value-type="float">
            <text:p>39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356" calcext:value-type="float">
            <text:p>1356</text:p>
          </table:table-cell>
          <table:table-cell table:style-name="TL_20_Data" office:value-type="float" office:value="1571" calcext:value-type="float">
            <text:p>157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Geertruidenberg</text:p>
          </table:table-cell>
          <table:table-cell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915" calcext:value-type="float">
            <text:p>915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869" calcext:value-type="float">
            <text:p>18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Grave</text:p>
          </table:table-cell>
          <table:table-cell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office:value-type="float" office:value="3215" calcext:value-type="float">
            <text:p>3215</text:p>
          </table:table-cell>
          <table:table-cell table:style-name="TL_20_Data" office:value-type="float" office:value="1153" calcext:value-type="float">
            <text:p>1153</text:p>
          </table:table-cell>
          <table:table-cell table:style-name="TL_20_Data" office:value-type="float" office:value="1429" calcext:value-type="float">
            <text:p>142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1425" calcext:value-type="float">
            <text:p>1425</text:p>
          </table:table-cell>
          <table:table-cell table:style-name="TL_20_Data" table:number-columns-repeated="6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Heusden</text:p>
          </table:table-cell>
          <table:table-cell/>
          <table:table-cell table:style-name="TL_20_Data" office:value-type="float" office:value="386" calcext:value-type="float">
            <text:p>386</text:p>
          </table:table-cell>
          <table:table-cell table:style-name="TL_20_Data"/>
          <table:table-cell table:style-name="TL_20_Data" office:value-type="float" office:value="386" calcext:value-type="float">
            <text:p>386</text:p>
          </table:table-cell>
          <table:table-cell table:style-name="TL_20_Data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2179" calcext:value-type="float">
            <text:p>2179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1150" calcext:value-type="float">
            <text:p>1150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Oosterhout</text:p>
          </table:table-cell>
          <table:table-cell/>
          <table:table-cell table:style-name="TL_20_Data" office:value-type="float" office:value="1209" calcext:value-type="float">
            <text:p>120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221" calcext:value-type="float">
            <text:p>1221</text:p>
          </table:table-cell>
          <table:table-cell table:style-name="TL_20_Data"/>
          <table:table-cell table:style-name="TL_20_Data" office:value-type="float" office:value="1209" calcext:value-type="float">
            <text:p>1209</text:p>
          </table:table-cell>
          <table:table-cell table:style-name="TL_20_Data" office:value-type="float" office:value="1728" calcext:value-type="float">
            <text:p>1728</text:p>
          </table:table-cell>
          <table:table-cell table:style-name="TL_20_Data" office:value-type="float" office:value="3986" calcext:value-type="float">
            <text:p>3986</text:p>
          </table:table-cell>
          <table:table-cell table:style-name="TL_20_Data" office:value-type="float" office:value="4235" calcext:value-type="float">
            <text:p>4235</text:p>
          </table:table-cell>
          <table:table-cell table:style-name="TL_20_Data" office:value-type="float" office:value="8221" calcext:value-type="float">
            <text:p>8221</text:p>
          </table:table-cell>
          <table:table-cell table:style-name="TL_20_Data" office:value-type="float" office:value="3922" calcext:value-type="float">
            <text:p>3922</text:p>
          </table:table-cell>
          <table:table-cell table:style-name="TL_20_Data" office:value-type="float" office:value="4183" calcext:value-type="float">
            <text:p>418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0" calcext:value-type="float">
            <text:p>50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22" calcext:value-type="float">
            <text:p>2722</text:p>
          </table:table-cell>
          <table:table-cell table:style-name="TL_20_Data" office:value-type="float" office:value="2774" calcext:value-type="float">
            <text:p>2774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117" calcext:value-type="float">
            <text:p>111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143" calcext:value-type="float">
            <text:p>3143</text:p>
          </table:table-cell>
          <table:table-cell table:style-name="TL_20_Data" office:value-type="float" office:value="3204" calcext:value-type="float">
            <text:p>3204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2"/>
          <table:table-cell table:style-name="TL_20_Data" office:value-type="float" office:value="3856" calcext:value-type="float">
            <text:p>3856</text:p>
          </table:table-cell>
          <table:table-cell table:style-name="TL_20_Data" office:value-type="float" office:value="4098" calcext:value-type="float">
            <text:p>4098</text:p>
          </table:table-cell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Tilburg</text:p>
          </table:table-cell>
          <table:table-cell/>
          <table:table-cell table:style-name="TL_20_Data" office:value-type="float" office:value="2437" calcext:value-type="float">
            <text:p>243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59" calcext:value-type="float">
            <text:p>2459</text:p>
          </table:table-cell>
          <table:table-cell table:style-name="TL_20_Data"/>
          <table:table-cell table:style-name="TL_20_Data" office:value-type="float" office:value="2437" calcext:value-type="float">
            <text:p>2437</text:p>
          </table:table-cell>
          <table:table-cell table:style-name="TL_20_Data" office:value-type="float" office:value="3077" calcext:value-type="float">
            <text:p>3077</text:p>
          </table:table-cell>
          <table:table-cell table:style-name="TL_20_Data" office:value-type="float" office:value="7253" calcext:value-type="float">
            <text:p>7253</text:p>
          </table:table-cell>
          <table:table-cell table:style-name="TL_20_Data" office:value-type="float" office:value="7392" calcext:value-type="float">
            <text:p>7392</text:p>
          </table:table-cell>
          <table:table-cell table:style-name="TL_20_Data" office:value-type="float" office:value="14645" calcext:value-type="float">
            <text:p>14645</text:p>
          </table:table-cell>
          <table:table-cell table:style-name="TL_20_Data" office:value-type="float" office:value="6922" calcext:value-type="float">
            <text:p>6922</text:p>
          </table:table-cell>
          <table:table-cell table:style-name="TL_20_Data" office:value-type="float" office:value="7369" calcext:value-type="float">
            <text:p>7369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04" calcext:value-type="float">
            <text:p>4904</text:p>
          </table:table-cell>
          <table:table-cell table:style-name="TL_20_Data" office:value-type="float" office:value="4806" calcext:value-type="float">
            <text:p>4806</text:p>
          </table:table-cell>
          <table:table-cell table:style-name="TL_20_Data" office:value-type="float" office:value="2040" calcext:value-type="float">
            <text:p>2040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5811" calcext:value-type="float">
            <text:p>5811</text:p>
          </table:table-cell>
          <table:table-cell table:style-name="TL_20_Data" office:value-type="float" office:value="5982" calcext:value-type="float">
            <text:p>5982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249" calcext:value-type="float">
            <text:p>249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977" calcext:value-type="float">
            <text:p>6977</text:p>
          </table:table-cell>
          <table:table-cell table:style-name="TL_20_Data" office:value-type="float" office:value="7227" calcext:value-type="float">
            <text:p>722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Willemstad</text:p>
          </table:table-cell>
          <table:table-cell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2018" calcext:value-type="float">
            <text:p>2018</text:p>
          </table:table-cell>
          <table:table-cell table:style-name="TL_20_Data" office:value-type="float" office:value="934" calcext:value-type="float">
            <text:p>934</text:p>
          </table:table-cell>
          <table:table-cell table:style-name="TL_20_Data" office:value-type="float" office:value="950" calcext:value-type="float">
            <text:p>95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863" calcext:value-type="float">
            <text:p>86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STEDEN.</text:p>
          </table:table-cell>
          <table:table-cell table:style-name="TL_20_RowHeader" office:value-type="string" calcext:value-type="string">
            <text:p>Totaal der steden</text:p>
          </table:table-cell>
          <table:table-cell/>
          <table:table-cell table:style-name="TL_20_Data" office:value-type="float" office:value="12190" calcext:value-type="float">
            <text:p>12190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12893" calcext:value-type="float">
            <text:p>1289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231" calcext:value-type="float">
            <text:p>12231</text:p>
          </table:table-cell>
          <table:table-cell table:style-name="TL_20_Data" office:value-type="float" office:value="16413" calcext:value-type="float">
            <text:p>16413</text:p>
          </table:table-cell>
          <table:table-cell table:style-name="TL_20_Data" office:value-type="float" office:value="39079" calcext:value-type="float">
            <text:p>39079</text:p>
          </table:table-cell>
          <table:table-cell table:style-name="TL_20_Data" office:value-type="float" office:value="41104" calcext:value-type="float">
            <text:p>41104</text:p>
          </table:table-cell>
          <table:table-cell table:style-name="TL_20_Data" office:value-type="float" office:value="80183" calcext:value-type="float">
            <text:p>80183</text:p>
          </table:table-cell>
          <table:table-cell table:style-name="TL_20_Data" office:value-type="float" office:value="33739" calcext:value-type="float">
            <text:p>33739</text:p>
          </table:table-cell>
          <table:table-cell table:style-name="TL_20_Data" office:value-type="float" office:value="39405" calcext:value-type="float">
            <text:p>39405</text:p>
          </table:table-cell>
          <table:table-cell table:style-name="TL_20_Data" office:value-type="float" office:value="5033" calcext:value-type="float">
            <text:p>5033</text:p>
          </table:table-cell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251" calcext:value-type="float">
            <text:p>1251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26272" calcext:value-type="float">
            <text:p>26272</text:p>
          </table:table-cell>
          <table:table-cell table:style-name="TL_20_Data" office:value-type="float" office:value="26255" calcext:value-type="float">
            <text:p>26255</text:p>
          </table:table-cell>
          <table:table-cell table:style-name="TL_20_Data" office:value-type="float" office:value="11323" calcext:value-type="float">
            <text:p>11323</text:p>
          </table:table-cell>
          <table:table-cell table:style-name="TL_20_Data" office:value-type="float" office:value="11349" calcext:value-type="float">
            <text:p>11349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TL_20_Data" office:value-type="float" office:value="3499" calcext:value-type="float">
            <text:p>3499</text:p>
          </table:table-cell>
          <table:table-cell table:style-name="TL_20_Data" office:value-type="float" office:value="24814" calcext:value-type="float">
            <text:p>24814</text:p>
          </table:table-cell>
          <table:table-cell table:style-name="TL_20_Data" office:value-type="float" office:value="27267" calcext:value-type="float">
            <text:p>27267</text:p>
          </table:table-cell>
          <table:table-cell table:style-name="TL_20_Data" office:value-type="float" office:value="6261" calcext:value-type="float">
            <text:p>6261</text:p>
          </table:table-cell>
          <table:table-cell table:style-name="TL_20_Data" office:value-type="float" office:value="8276" calcext:value-type="float">
            <text:p>8276</text:p>
          </table:table-cell>
          <table:table-cell table:style-name="TL_20_Data" office:value-type="float" office:value="6722" calcext:value-type="float">
            <text:p>6722</text:p>
          </table:table-cell>
          <table:table-cell table:style-name="TL_20_Data" office:value-type="float" office:value="4437" calcext:value-type="float">
            <text:p>443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469" calcext:value-type="float">
            <text:p>6469</text:p>
          </table:table-cell>
          <table:table-cell table:style-name="TL_20_Data" office:value-type="float" office:value="5259" calcext:value-type="float">
            <text:p>525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1414" calcext:value-type="float">
            <text:p>31414</text:p>
          </table:table-cell>
          <table:table-cell table:style-name="TL_20_Data" office:value-type="float" office:value="34895" calcext:value-type="float">
            <text:p>34895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Alem, Maren en Kessel</text:p>
          </table:table-cell>
          <table:table-cell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1078" calcext:value-type="float">
            <text:p>1078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"/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2"/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Beers</text:p>
          </table:table-cell>
          <table:table-cell/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52" calcext:value-type="float">
            <text:p>352</text:p>
          </table:table-cell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37" calcext:value-type="float">
            <text:p>237</text:p>
          </table:table-cell>
          <table:table-cell table:number-columns-repeated="2" table:style-name="TL_20_Data" office:value-type="float" office:value="108" calcext:value-type="float">
            <text:p>10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Berchem</text:p>
          </table:table-cell>
          <table:table-cell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2090" calcext:value-type="float">
            <text:p>2090</text:p>
          </table:table-cell>
          <table:table-cell table:style-name="TL_20_Data" office:value-type="float" office:value="1004" calcext:value-type="float">
            <text:p>1004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9"/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1022" calcext:value-type="float">
            <text:p>1022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Beugen en Rijkevoort</text:p>
          </table:table-cell>
          <table:table-cell/>
          <table:table-cell table:style-name="TL_20_Data" office:value-type="float" office:value="266" calcext:value-type="float">
            <text:p>266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65" calcext:value-type="float">
            <text:p>1565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3"/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Boekel</text:p>
          </table:table-cell>
          <table:table-cell/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/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1145" calcext:value-type="float">
            <text:p>1145</text:p>
          </table:table-cell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2237" calcext:value-type="float">
            <text:p>2237</text:p>
          </table:table-cell>
          <table:table-cell table:style-name="TL_20_Data" office:value-type="float" office:value="1121" calcext:value-type="float">
            <text:p>1121</text:p>
          </table:table-cell>
          <table:table-cell table:style-name="TL_20_Data" office:value-type="float" office:value="1085" calcext:value-type="float">
            <text:p>108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style-name="TL_20_Data" office:value-type="float" office:value="1145" calcext:value-type="float">
            <text:p>1145</text:p>
          </table:table-cell>
          <table:table-cell table:style-name="TL_20_Data" office:value-type="float" office:value="1092" calcext:value-type="float">
            <text:p>109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Boxmeer</text:p>
          </table:table-cell>
          <table:table-cell/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/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1134" calcext:value-type="float">
            <text:p>113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122" calcext:value-type="float">
            <text:p>1122</text:p>
          </table:table-cell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Cuijk en St. Agatha</text:p>
          </table:table-cell>
          <table:table-cell/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/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1074" calcext:value-type="float">
            <text:p>1074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2202" calcext:value-type="float">
            <text:p>2202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681" calcext:value-type="float">
            <text:p>681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06" calcext:value-type="float">
            <text:p>10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998" calcext:value-type="float">
            <text:p>998</text:p>
          </table:table-cell>
          <table:table-cell table:style-name="TL_20_Data" office:value-type="float" office:value="1046" calcext:value-type="float">
            <text:p>1046</text:p>
          </table:table-cell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Deursen en Dennenburg</text:p>
          </table:table-cell>
          <table:table-cell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0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Dieden, Demen en Langel</text:p>
          </table:table-cell>
          <table:table-cell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Dinther</text:p>
          </table:table-cell>
          <table:table-cell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616" calcext:value-type="float">
            <text:p>1616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table:number-columns-repeated="6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Erp</text:p>
          </table:table-cell>
          <table:table-cell/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/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2207" calcext:value-type="float">
            <text:p>2207</text:p>
          </table:table-cell>
          <table:table-cell table:style-name="TL_20_Data" office:value-type="float" office:value="1084" calcext:value-type="float">
            <text:p>1084</text:p>
          </table:table-cell>
          <table:table-cell table:style-name="TL_20_Data" office:value-type="float" office:value="1092" calcext:value-type="float">
            <text:p>1092</text:p>
          </table:table-cell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902" calcext:value-type="float">
            <text:p>902</text:p>
          </table:table-cell>
          <table:table-cell table:style-name="TL_20_Data" office:value-type="float" office:value="868" calcext:value-type="float">
            <text:p>868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2"/>
          <table:table-cell table:style-name="TL_20_Data" office:value-type="float" office:value="1075" calcext:value-type="float">
            <text:p>1075</text:p>
          </table:table-cell>
          <table:table-cell table:style-name="TL_20_Data" office:value-type="float" office:value="1069" calcext:value-type="float">
            <text:p>1069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Escharen</text:p>
          </table:table-cell>
          <table:table-cell/>
          <table:table-cell table:style-name="TL_20_Data" office:value-type="float" office:value="132" calcext:value-type="float">
            <text:p>132</text:p>
          </table:table-cell>
          <table:table-cell table:style-name="TL_20_Data"/>
          <table:table-cell table:style-name="TL_20_Data" office:value-type="float" office:value="132" calcext:value-type="float">
            <text:p>132</text:p>
          </table:table-cell>
          <table:table-cell table:style-name="TL_20_Data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0"/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Gassel</text:p>
          </table:table-cell>
          <table:table-cell/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80" calcext:value-type="float">
            <text:p>180</text:p>
          </table:table-cell>
          <table:table-cell table:number-columns-repeated="2" table:style-name="TL_20_Data" office:value-type="float" office:value="86" calcext:value-type="float">
            <text:p>8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Geffen</text:p>
          </table:table-cell>
          <table:table-cell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table:number-columns-repeated="6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Haps</text:p>
          </table:table-cell>
          <table:table-cell/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20" calcext:value-type="float">
            <text:p>220</text:p>
          </table:table-cell>
          <table:table-cell table:number-columns-repeated="2" table:style-name="TL_20_Data" office:value-type="float" office:value="102" calcext:value-type="float">
            <text:p>10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0"/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Heesch</text:p>
          </table:table-cell>
          <table:table-cell/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/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TL_20_Data" office:value-type="float" office:value="950" calcext:value-type="float">
            <text:p>950</text:p>
          </table:table-cell>
          <table:table-cell table:style-name="TL_20_Data" office:value-type="float" office:value="1919" calcext:value-type="float">
            <text:p>1919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603" calcext:value-type="float">
            <text:p>603</text:p>
          </table:table-cell>
          <table:table-cell table:number-columns-repeated="2" table:style-name="TL_20_Data" office:value-type="float" office:value="288" calcext:value-type="float">
            <text:p>28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Heeswijk</text:p>
          </table:table-cell>
          <table:table-cell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80" calcext:value-type="float">
            <text:p>180</text:p>
          </table:table-cell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Herpen</text:p>
          </table:table-cell>
          <table:table-cell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583" calcext:value-type="float">
            <text:p>1583</text:p>
          </table:table-cell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515" calcext:value-type="float">
            <text:p>515</text:p>
          </table:table-cell>
          <table:table-cell table:number-columns-repeated="2" table:style-name="TL_20_Data" office:value-type="float" office:value="222" calcext:value-type="float">
            <text:p>22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9"/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Huisseling en Neerloon</text:p>
          </table:table-cell>
          <table:table-cell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40" calcext:value-type="float">
            <text:p>240</text:p>
          </table:table-cell>
          <table:table-cell table:number-columns-repeated="2" table:style-name="TL_20_Data" office:value-type="float" office:value="97" calcext:value-type="float">
            <text:p>9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Linden</text:p>
          </table:table-cell>
          <table:table-cell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10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Lith</text:p>
          </table:table-cell>
          <table:table-cell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1200" calcext:value-type="float">
            <text:p>1200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table:number-columns-repeated="6"/>
          <table:table-cell table:number-columns-repeated="2" table:style-name="TL_20_Data" office:value-type="float" office:value="21" calcext:value-type="float">
            <text:p>2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Lithoijen</text:p>
          </table:table-cell>
          <table:table-cell/>
          <table:table-cell table:style-name="TL_20_Data" office:value-type="float" office:value="125" calcext:value-type="float">
            <text:p>125</text:p>
          </table:table-cell>
          <table:table-cell table:style-name="TL_20_Data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15" calcext:value-type="float">
            <text:p>15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Maashees en Overloon</text:p>
          </table:table-cell>
          <table:table-cell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1256" calcext:value-type="float">
            <text:p>1256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Megen, Haren en Macharen</text:p>
          </table:table-cell>
          <table:table-cell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1960" calcext:value-type="float">
            <text:p>1960</text:p>
          </table:table-cell>
          <table:table-cell table:style-name="TL_20_Data" office:value-type="float" office:value="944" calcext:value-type="float">
            <text:p>944</text:p>
          </table:table-cell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697" calcext:value-type="float">
            <text:p>697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988" calcext:value-type="float">
            <text:p>988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Mill en St. Hubert</text:p>
          </table:table-cell>
          <table:table-cell/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/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112" calcext:value-type="float">
            <text:p>1112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2286" calcext:value-type="float">
            <text:p>2286</text:p>
          </table:table-cell>
          <table:table-cell table:style-name="TL_20_Data" office:value-type="float" office:value="1103" calcext:value-type="float">
            <text:p>1103</text:p>
          </table:table-cell>
          <table:table-cell table:style-name="TL_20_Data" office:value-type="float" office:value="1151" calcext:value-type="float">
            <text:p>11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910" calcext:value-type="float">
            <text:p>910</text:p>
          </table:table-cell>
          <table:table-cell table:number-columns-repeated="2" table:style-name="TL_20_Data" office:value-type="float" office:value="235" calcext:value-type="float">
            <text:p>23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2"/>
          <table:table-cell table:style-name="TL_20_Data" office:value-type="float" office:value="1110" calcext:value-type="float">
            <text:p>1110</text:p>
          </table:table-cell>
          <table:table-cell table:style-name="TL_20_Data" office:value-type="float" office:value="1172" calcext:value-type="float">
            <text:p>117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Nistelrode</text:p>
          </table:table-cell>
          <table:table-cell/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/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1140" calcext:value-type="float">
            <text:p>1140</text:p>
          </table:table-cell>
          <table:table-cell table:style-name="TL_20_Data" office:value-type="float" office:value="2301" calcext:value-type="float">
            <text:p>2301</text:p>
          </table:table-cell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890" calcext:value-type="float">
            <text:p>890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0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2"/>
          <table:table-cell table:style-name="TL_20_Data" office:value-type="float" office:value="1156" calcext:value-type="float">
            <text:p>1156</text:p>
          </table:table-cell>
          <table:table-cell table:style-name="TL_20_Data" office:value-type="float" office:value="1138" calcext:value-type="float">
            <text:p>113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Nuland</text:p>
          </table:table-cell>
          <table:table-cell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1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St. Oedenrode</text:p>
          </table:table-cell>
          <table:table-cell/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/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2118" calcext:value-type="float">
            <text:p>2118</text:p>
          </table:table-cell>
          <table:table-cell table:style-name="TL_20_Data" office:value-type="float" office:value="2217" calcext:value-type="float">
            <text:p>2217</text:p>
          </table:table-cell>
          <table:table-cell table:style-name="TL_20_Data" office:value-type="float" office:value="4335" calcext:value-type="float">
            <text:p>4335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TL_20_Data" office:value-type="float" office:value="2160" calcext:value-type="float">
            <text:p>216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1469" calcext:value-type="float">
            <text:p>1469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479" calcext:value-type="float">
            <text:p>1479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2029" calcext:value-type="float">
            <text:p>2029</text:p>
          </table:table-cell>
          <table:table-cell table:style-name="TL_20_Data" office:value-type="float" office:value="2135" calcext:value-type="float">
            <text:p>2135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Oeffelt</text:p>
          </table:table-cell>
          <table:table-cell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Oijen en Teeffelen</text:p>
          </table:table-cell>
          <table:table-cell/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/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Oploo, St. Anthonis en Ledeacker</text:p>
          </table:table-cell>
          <table:table-cell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1711" calcext:value-type="float">
            <text:p>1711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2"/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Oss</text:p>
          </table:table-cell>
          <table:table-cell/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TL_20_Data"/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2064" calcext:value-type="float">
            <text:p>2064</text:p>
          </table:table-cell>
          <table:table-cell table:style-name="TL_20_Data" office:value-type="float" office:value="2171" calcext:value-type="float">
            <text:p>2171</text:p>
          </table:table-cell>
          <table:table-cell table:style-name="TL_20_Data" office:value-type="float" office:value="4235" calcext:value-type="float">
            <text:p>4235</text:p>
          </table:table-cell>
          <table:table-cell table:style-name="TL_20_Data" office:value-type="float" office:value="2036" calcext:value-type="float">
            <text:p>2036</text:p>
          </table:table-cell>
          <table:table-cell table:style-name="TL_20_Data" office:value-type="float" office:value="2110" calcext:value-type="float">
            <text:p>21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79" calcext:value-type="float">
            <text:p>1379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1746" calcext:value-type="float">
            <text:p>1746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2"/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2071" calcext:value-type="float">
            <text:p>2071</text:p>
          </table:table-cell>
          <table:table-cell table:style-name="TL_20_Data" table:number-columns-repeated="6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Ravenstein</text:p>
          </table:table-cell>
          <table:table-cell/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/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2" calcext:value-type="float">
            <text:p>3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Reek</text:p>
          </table:table-cell>
          <table:table-cell/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/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36" calcext:value-type="float">
            <text:p>336</text:p>
          </table:table-cell>
          <table:table-cell table:number-columns-repeated="2" table:style-name="TL_20_Data" office:value-type="float" office:value="124" calcext:value-type="float">
            <text:p>1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0"/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Sambeek</text:p>
          </table:table-cell>
          <table:table-cell/>
          <table:table-cell table:style-name="TL_20_Data" office:value-type="float" office:value="258" calcext:value-type="float">
            <text:p>258</text:p>
          </table:table-cell>
          <table:table-cell table:style-name="TL_20_Data"/>
          <table:table-cell table:style-name="TL_20_Data" office:value-type="float" office:value="258" calcext:value-type="float">
            <text:p>258</text:p>
          </table:table-cell>
          <table:table-cell table:style-name="TL_20_Data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1304" calcext:value-type="float">
            <text:p>1304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Schaijk</text:p>
          </table:table-cell>
          <table:table-cell/>
          <table:table-cell table:style-name="TL_20_Data" office:value-type="float" office:value="268" calcext:value-type="float">
            <text:p>268</text:p>
          </table:table-cell>
          <table:table-cell table:style-name="TL_20_Data"/>
          <table:table-cell table:style-name="TL_20_Data" office:value-type="float" office:value="268" calcext:value-type="float">
            <text:p>268</text:p>
          </table:table-cell>
          <table:table-cell table:style-name="TL_20_Data"/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544" calcext:value-type="float">
            <text:p>1544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445" calcext:value-type="float">
            <text:p>445</text:p>
          </table:table-cell>
          <table:table-cell table:number-columns-repeated="2" table:style-name="TL_20_Data" office:value-type="float" office:value="233" calcext:value-type="float">
            <text:p>23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Uden</text:p>
          </table:table-cell>
          <table:table-cell/>
          <table:table-cell table:style-name="TL_20_Data" office:value-type="float" office:value="1167" calcext:value-type="float">
            <text:p>116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189" calcext:value-type="float">
            <text:p>1189</text:p>
          </table:table-cell>
          <table:table-cell table:style-name="TL_20_Data"/>
          <table:table-cell table:style-name="TL_20_Data" office:value-type="float" office:value="1167" calcext:value-type="float">
            <text:p>1167</text:p>
          </table:table-cell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2694" calcext:value-type="float">
            <text:p>2694</text:p>
          </table:table-cell>
          <table:table-cell table:style-name="TL_20_Data" office:value-type="float" office:value="2881" calcext:value-type="float">
            <text:p>2881</text:p>
          </table:table-cell>
          <table:table-cell table:style-name="TL_20_Data" office:value-type="float" office:value="5575" calcext:value-type="float">
            <text:p>5575</text:p>
          </table:table-cell>
          <table:table-cell table:style-name="TL_20_Data" office:value-type="float" office:value="2675" calcext:value-type="float">
            <text:p>2675</text:p>
          </table:table-cell>
          <table:table-cell table:style-name="TL_20_Data" office:value-type="float" office:value="2857" calcext:value-type="float">
            <text:p>28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36" calcext:value-type="float">
            <text:p>1736</text:p>
          </table:table-cell>
          <table:table-cell table:style-name="TL_20_Data" office:value-type="float" office:value="1814" calcext:value-type="float">
            <text:p>1814</text:p>
          </table:table-cell>
          <table:table-cell table:style-name="TL_20_Data" office:value-type="float" office:value="845" calcext:value-type="float">
            <text:p>845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151" calcext:value-type="float">
            <text:p>2151</text:p>
          </table:table-cell>
          <table:table-cell table:style-name="TL_20_Data" office:value-type="float" office:value="2280" calcext:value-type="float">
            <text:p>2280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2"/>
          <table:table-cell table:style-name="TL_20_Data" office:value-type="float" office:value="2677" calcext:value-type="float">
            <text:p>2677</text:p>
          </table:table-cell>
          <table:table-cell table:style-name="TL_20_Data" office:value-type="float" office:value="2863" calcext:value-type="float">
            <text:p>2863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Veghel</text:p>
          </table:table-cell>
          <table:table-cell/>
          <table:table-cell table:style-name="TL_20_Data" office:value-type="float" office:value="890" calcext:value-type="float">
            <text:p>89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91" calcext:value-type="float">
            <text:p>891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TL_20_Data" office:value-type="float" office:value="2125" calcext:value-type="float">
            <text:p>2125</text:p>
          </table:table-cell>
          <table:table-cell table:style-name="TL_20_Data" office:value-type="float" office:value="2083" calcext:value-type="float">
            <text:p>2083</text:p>
          </table:table-cell>
          <table:table-cell table:style-name="TL_20_Data" office:value-type="float" office:value="4208" calcext:value-type="float">
            <text:p>4208</text:p>
          </table:table-cell>
          <table:table-cell table:style-name="TL_20_Data" office:value-type="float" office:value="2047" calcext:value-type="float">
            <text:p>2047</text:p>
          </table:table-cell>
          <table:table-cell table:style-name="TL_20_Data" office:value-type="float" office:value="2039" calcext:value-type="float">
            <text:p>203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1350" calcext:value-type="float">
            <text:p>1350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2075" calcext:value-type="float">
            <text:p>2075</text:p>
          </table:table-cell>
          <table:table-cell table:style-name="TL_20_Data" office:value-type="float" office:value="2019" calcext:value-type="float">
            <text:p>2019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Velp</text:p>
          </table:table-cell>
          <table:table-cell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61" calcext:value-type="float">
            <text:p>161</text:p>
          </table:table-cell>
          <table:table-cell table:number-columns-repeated="2" table:style-name="TL_20_Data" office:value-type="float" office:value="66" calcext:value-type="float">
            <text:p>6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Vierlingsbeek</text:p>
          </table:table-cell>
          <table:table-cell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1424" calcext:value-type="float">
            <text:p>1424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 table:number-columns-repeated="22"/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Wanrooij</text:p>
          </table:table-cell>
          <table:table-cell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1050" calcext:value-type="float">
            <text:p>1050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4"/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Zeeland</text:p>
          </table:table-cell>
          <table:table-cell/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856" calcext:value-type="float">
            <text:p>856</text:p>
          </table:table-cell>
          <table:table-cell table:style-name="TL_20_Data" office:value-type="float" office:value="869" calcext:value-type="float">
            <text:p>869</text:p>
          </table:table-cell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560" calcext:value-type="float">
            <text:p>560</text:p>
          </table:table-cell>
          <table:table-cell table:number-columns-repeated="2" table:style-name="TL_20_Data" office:value-type="float" office:value="247" calcext:value-type="float">
            <text:p>24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722" calcext:value-type="float">
            <text:p>72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4"/>
          <table:table-cell table:style-name="TL_20_Data" office:value-type="float" office:value="856" calcext:value-type="float">
            <text:p>856</text:p>
          </table:table-cell>
          <table:table-cell table:style-name="TL_20_Data" office:value-type="float" office:value="869" calcext:value-type="float">
            <text:p>86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EERSTE DISTRIKT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2483" calcext:value-type="float">
            <text:p>1248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2678" calcext:value-type="float">
            <text:p>126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486" calcext:value-type="float">
            <text:p>12486</text:p>
          </table:table-cell>
          <table:table-cell table:style-name="TL_20_Data" office:value-type="float" office:value="14026" calcext:value-type="float">
            <text:p>14026</text:p>
          </table:table-cell>
          <table:table-cell table:style-name="TL_20_Data" office:value-type="float" office:value="33526" calcext:value-type="float">
            <text:p>33526</text:p>
          </table:table-cell>
          <table:table-cell table:style-name="TL_20_Data" office:value-type="float" office:value="34191" calcext:value-type="float">
            <text:p>34191</text:p>
          </table:table-cell>
          <table:table-cell table:style-name="TL_20_Data" office:value-type="float" office:value="67717" calcext:value-type="float">
            <text:p>67717</text:p>
          </table:table-cell>
          <table:table-cell table:style-name="TL_20_Data" office:value-type="float" office:value="32740" calcext:value-type="float">
            <text:p>32740</text:p>
          </table:table-cell>
          <table:table-cell table:style-name="TL_20_Data" office:value-type="float" office:value="33370" calcext:value-type="float">
            <text:p>33370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22229" calcext:value-type="float">
            <text:p>22229</text:p>
          </table:table-cell>
          <table:table-cell table:style-name="TL_20_Data" office:value-type="float" office:value="21939" calcext:value-type="float">
            <text:p>21939</text:p>
          </table:table-cell>
          <table:table-cell table:style-name="TL_20_Data" office:value-type="float" office:value="9684" calcext:value-type="float">
            <text:p>9684</text:p>
          </table:table-cell>
          <table:table-cell table:style-name="TL_20_Data" office:value-type="float" office:value="9696" calcext:value-type="float">
            <text:p>9696</text:p>
          </table:table-cell>
          <table:table-cell table:style-name="TL_20_Data" office:value-type="float" office:value="1613" calcext:value-type="float">
            <text:p>1613</text:p>
          </table:table-cell>
          <table:table-cell table:style-name="TL_20_Data" office:value-type="float" office:value="2556" calcext:value-type="float">
            <text:p>2556</text:p>
          </table:table-cell>
          <table:table-cell table:style-name="TL_20_Data" office:value-type="float" office:value="24387" calcext:value-type="float">
            <text:p>24387</text:p>
          </table:table-cell>
          <table:table-cell table:style-name="TL_20_Data" office:value-type="float" office:value="23981" calcext:value-type="float">
            <text:p>23981</text:p>
          </table:table-cell>
          <table:table-cell table:style-name="TL_20_Data" office:value-type="float" office:value="7270" calcext:value-type="float">
            <text:p>7270</text:p>
          </table:table-cell>
          <table:table-cell table:style-name="TL_20_Data" office:value-type="float" office:value="8184" calcext:value-type="float">
            <text:p>8184</text:p>
          </table:table-cell>
          <table:table-cell table:style-name="TL_20_Data" office:value-type="float" office:value="1571" calcext:value-type="float">
            <text:p>1571</text:p>
          </table:table-cell>
          <table:table-cell table:style-name="TL_20_Data" office:value-type="float" office:value="1764" calcext:value-type="float">
            <text:p>17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2734" calcext:value-type="float">
            <text:p>32734</text:p>
          </table:table-cell>
          <table:table-cell table:style-name="TL_20_Data" office:value-type="float" office:value="33390" calcext:value-type="float">
            <text:p>33390</text:p>
          </table:table-cell>
          <table:table-cell table:style-name="TL_20_Data" table:number-columns-repeated="6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Almkerk en Uitwijk</text:p>
          </table:table-cell>
          <table:table-cell/>
          <table:table-cell table:style-name="TL_20_Data" office:value-type="float" office:value="245" calcext:value-type="float">
            <text:p>245</text:p>
          </table:table-cell>
          <table:table-cell table:style-name="TL_20_Data"/>
          <table:table-cell table:style-name="TL_20_Data" office:value-type="float" office:value="245" calcext:value-type="float">
            <text:p>245</text:p>
          </table:table-cell>
          <table:table-cell table:style-name="TL_20_Data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1447" calcext:value-type="float">
            <text:p>1447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58" calcext:value-type="float">
            <text:p>458</text:p>
          </table:table-cell>
          <table:table-cell table:number-columns-repeated="2" table:style-name="TL_20_Data" office:value-type="float" office:value="204" calcext:value-type="float">
            <text:p>20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table:number-columns-repeated="20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Andel (Op- en Neer-)</text:p>
          </table:table-cell>
          <table:table-cell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49" calcext:value-type="float">
            <text:p>34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3" calcext:value-type="float">
            <text:p>213</text:p>
          </table:table-cell>
          <table:table-cell table:number-columns-repeated="2" table:style-name="TL_20_Data" office:value-type="float" office:value="105" calcext:value-type="float">
            <text:p>10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table:number-columns-repeated="20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1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Baardwijk</text:p>
          </table:table-cell>
          <table:table-cell/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/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1280" calcext:value-type="float">
            <text:p>1280</text:p>
          </table:table-cell>
          <table:table-cell table:style-name="TL_20_Data" office:value-type="float" office:value="667" calcext:value-type="float">
            <text:p>667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371" calcext:value-type="float">
            <text:p>371</text:p>
          </table:table-cell>
          <table:table-cell table:number-columns-repeated="2" table:style-name="TL_20_Data" office:value-type="float" office:value="186" calcext:value-type="float">
            <text:p>18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2"/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Berkel, Enschot en Heukelom</text:p>
          </table:table-cell>
          <table:table-cell/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number-columns-repeated="2" table:style-name="TL_20_Data" office:value-type="float" office:value="194" calcext:value-type="float">
            <text:p>194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494" calcext:value-type="float">
            <text:p>494</text:p>
          </table:table-cell>
          <table:table-cell table:number-columns-repeated="2"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33" calcext:value-type="float">
            <text:p>133</text:p>
          </table:table-cell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Berlicum en Middelrode</text:p>
          </table:table-cell>
          <table:table-cell/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/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1292" calcext:value-type="float">
            <text:p>1292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2549" calcext:value-type="float">
            <text:p>2549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235" calcext:value-type="float">
            <text:p>123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05" calcext:value-type="float">
            <text:p>905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911" calcext:value-type="float">
            <text:p>91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Besoijen</text:p>
          </table:table-cell>
          <table:table-cell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117" calcext:value-type="float">
            <text:p>1117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348" calcext:value-type="float">
            <text:p>348</text:p>
          </table:table-cell>
          <table:table-cell table:number-columns-repeated="2" table:style-name="TL_20_Data" office:value-type="float" office:value="160" calcext:value-type="float">
            <text:p>16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Bokhoven</text:p>
          </table:table-cell>
          <table:table-cell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5" calcext:value-type="float">
            <text:p>45</text:p>
          </table:table-cell>
          <table:table-cell table:number-columns-repeated="2" table:style-name="TL_20_Data" office:value-type="float" office:value="110" calcext:value-type="float">
            <text:p>110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4"/>
          <table:table-cell table:number-columns-repeated="2" table:style-name="TL_20_Data" office:value-type="float" office:value="110" calcext:value-type="float">
            <text:p>11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Boxtel</text:p>
          </table:table-cell>
          <table:table-cell/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88" calcext:value-type="float">
            <text:p>688</text:p>
          </table:table-cell>
          <table:table-cell table:style-name="TL_20_Data"/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2188" calcext:value-type="float">
            <text:p>2188</text:p>
          </table:table-cell>
          <table:table-cell table:style-name="TL_20_Data" office:value-type="float" office:value="2245" calcext:value-type="float">
            <text:p>2245</text:p>
          </table:table-cell>
          <table:table-cell table:style-name="TL_20_Data" office:value-type="float" office:value="4433" calcext:value-type="float">
            <text:p>4433</text:p>
          </table:table-cell>
          <table:table-cell table:style-name="TL_20_Data" office:value-type="float" office:value="2138" calcext:value-type="float">
            <text:p>2138</text:p>
          </table:table-cell>
          <table:table-cell table:style-name="TL_20_Data" office:value-type="float" office:value="2207" calcext:value-type="float">
            <text:p>220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475" calcext:value-type="float">
            <text:p>1475</text:p>
          </table:table-cell>
          <table:table-cell table:style-name="TL_20_Data" office:value-type="float" office:value="1489" calcext:value-type="float">
            <text:p>1489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33" calcext:value-type="float">
            <text:p>1533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2134" calcext:value-type="float">
            <text:p>2134</text:p>
          </table:table-cell>
          <table:table-cell table:style-name="TL_20_Data" office:value-type="float" office:value="2183" calcext:value-type="float">
            <text:p>218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Capelle</text:p>
          </table:table-cell>
          <table:table-cell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office:value-type="float" office:value="1951" calcext:value-type="float">
            <text:p>1951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table:number-columns-repeated="20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Cromvoirt</text:p>
          </table:table-cell>
          <table:table-cell/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55" calcext:value-type="float">
            <text:p>155</text:p>
          </table:table-cell>
          <table:table-cell table:number-columns-repeated="2" table:style-name="TL_20_Data" office:value-type="float" office:value="66" calcext:value-type="float">
            <text:p>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Dongen</text:p>
          </table:table-cell>
          <table:table-cell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739" calcext:value-type="float">
            <text:p>1739</text:p>
          </table:table-cell>
          <table:table-cell table:style-name="TL_20_Data" office:value-type="float" office:value="1807" calcext:value-type="float">
            <text:p>1807</text:p>
          </table:table-cell>
          <table:table-cell table:style-name="TL_20_Data" office:value-type="float" office:value="3546" calcext:value-type="float">
            <text:p>3546</text:p>
          </table:table-cell>
          <table:table-cell table:style-name="TL_20_Data" office:value-type="float" office:value="1711" calcext:value-type="float">
            <text:p>1711</text:p>
          </table:table-cell>
          <table:table-cell table:style-name="TL_20_Data" office:value-type="float" office:value="1757" calcext:value-type="float">
            <text:p>175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55" calcext:value-type="float">
            <text:p>1155</text:p>
          </table:table-cell>
          <table:table-cell table:style-name="TL_20_Data" office:value-type="float" office:value="1168" calcext:value-type="float">
            <text:p>1168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table:number-columns-repeated="22"/>
          <table:table-cell table:style-name="TL_20_Data" office:value-type="float" office:value="1614" calcext:value-type="float">
            <text:p>1614</text:p>
          </table:table-cell>
          <table:table-cell table:style-name="TL_20_Data" office:value-type="float" office:value="1689" calcext:value-type="float">
            <text:p>16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Drongelen, Doeveren, Gansoijen en Hagoort</text:p>
          </table:table-cell>
          <table:table-cell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34" calcext:value-type="float">
            <text:p>134</text:p>
          </table:table-cell>
          <table:table-cell table:number-columns-repeated="2" table:style-name="TL_20_Data" office:value-type="float" office:value="71" calcext:value-type="float">
            <text:p>7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41" calcext:value-type="float">
            <text:p>4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Drunen</text:p>
          </table:table-cell>
          <table:table-cell/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/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TL_20_Data" office:value-type="float" office:value="1123" calcext:value-type="float">
            <text:p>1123</text:p>
          </table:table-cell>
          <table:table-cell table:style-name="TL_20_Data" office:value-type="float" office:value="2319" calcext:value-type="float">
            <text:p>2319</text:p>
          </table:table-cell>
          <table:table-cell table:style-name="TL_20_Data" office:value-type="float" office:value="1157" calcext:value-type="float">
            <text:p>1157</text:p>
          </table:table-cell>
          <table:table-cell table:style-name="TL_20_Data" office:value-type="float" office:value="1099" calcext:value-type="float">
            <text:p>109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23" calcext:value-type="float">
            <text:p>823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2"/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1094" calcext:value-type="float">
            <text:p>109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Dungen (den)</text:p>
          </table:table-cell>
          <table:table-cell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388" calcext:value-type="float">
            <text:p>1388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462" calcext:value-type="float">
            <text:p>462</text:p>
          </table:table-cell>
          <table:table-cell table:number-columns-repeated="2" table:style-name="TL_20_Data" office:value-type="float" office:value="182" calcext:value-type="float">
            <text:p>18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689" calcext:value-type="float">
            <text:p>689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Dussen, Munster en Muilkerk</text:p>
          </table:table-cell>
          <table:table-cell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Emmikhoven en Waardhuizen</text:p>
          </table:table-cell>
          <table:table-cell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Empel en Meerwijk</text:p>
          </table:table-cell>
          <table:table-cell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8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Engelen</text:p>
          </table:table-cell>
          <table:table-cell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Esch</text:p>
          </table:table-cell>
          <table:table-cell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number-columns-repeated="2" table:style-name="TL_20_Data" office:value-type="float" office:value="87" calcext:value-type="float">
            <text:p>87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Giessen</text:p>
          </table:table-cell>
          <table:table-cell/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4" calcext:value-type="float">
            <text:p>64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10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table:number-columns-repeated="20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2" calcext:value-type="float">
            <office:annotation draw:style-name="gr1" draw:text-style-name="P1" svg:width="3.551cm" svg:height="1.957cm" svg:x="135.417cm" svg:y="36.169cm" draw:caption-point-x="10.637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zijn waarschijnlijk 2 mannen teveel geteld.</text:span></text:p>
              <text:p text:style-name="P1"><text:span text:style-name="T2"/></text:p>
            </office:annotation>
            <text:p>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Goirle</text:p>
          </table:table-cell>
          <table:table-cell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1182" calcext:value-type="float">
            <text:p>1182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86" calcext:value-type="float">
            <text:p>58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2"/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Haaren</text:p>
          </table:table-cell>
          <table:table-cell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653" calcext:value-type="float">
            <text:p>1653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Hedikhuizen</text:p>
          </table:table-cell>
          <table:table-cell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911" calcext:value-type="float">
            <text:p>911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47" calcext:value-type="float">
            <text:p>147</text:p>
          </table:table-cell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Heesbeen, Eethen en Genderen</text:p>
          </table:table-cell>
          <table:table-cell/>
          <table:table-cell table:style-name="TL_20_Data" office:value-type="float" office:value="176" calcext:value-type="float">
            <text:p>176</text:p>
          </table:table-cell>
          <table:table-cell table:style-name="TL_20_Data"/>
          <table:table-cell table:style-name="TL_20_Data" office:value-type="float" office:value="176" calcext:value-type="float">
            <text:p>176</text:p>
          </table:table-cell>
          <table:table-cell table:style-name="TL_20_Data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057" calcext:value-type="float">
            <text:p>1057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Helvoirt</text:p>
          </table:table-cell>
          <table:table-cell/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/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738" calcext:value-type="float">
            <text:p>738</text:p>
          </table:table-cell>
          <table:table-cell table:style-name="TL_20_Data" office:value-type="float" office:value="1471" calcext:value-type="float">
            <text:p>1471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689" calcext:value-type="float">
            <text:p>68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74" calcext:value-type="float">
            <text:p>474</text:p>
          </table:table-cell>
          <table:table-cell table:number-columns-repeated="2" table:style-name="TL_20_Data" office:value-type="float" office:value="200" calcext:value-type="float">
            <text:p>20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Herpt en Bern</text:p>
          </table:table-cell>
          <table:table-cell/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Liempde</text:p>
          </table:table-cell>
          <table:table-cell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1291" calcext:value-type="float">
            <text:p>1291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8"/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Loon op Zand</text:p>
          </table:table-cell>
          <table:table-cell/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TL_20_Data"/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1085" calcext:value-type="float">
            <text:p>1085</text:p>
          </table:table-cell>
          <table:table-cell table:style-name="TL_20_Data" office:value-type="float" office:value="2697" calcext:value-type="float">
            <text:p>2697</text:p>
          </table:table-cell>
          <table:table-cell table:style-name="TL_20_Data" office:value-type="float" office:value="2541" calcext:value-type="float">
            <text:p>2541</text:p>
          </table:table-cell>
          <table:table-cell table:style-name="TL_20_Data" office:value-type="float" office:value="5238" calcext:value-type="float">
            <text:p>5238</text:p>
          </table:table-cell>
          <table:table-cell table:style-name="TL_20_Data" office:value-type="float" office:value="2694" calcext:value-type="float">
            <text:p>2694</text:p>
          </table:table-cell>
          <table:table-cell table:style-name="TL_20_Data" office:value-type="float" office:value="2540" calcext:value-type="float">
            <text:p>25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97" calcext:value-type="float">
            <text:p>1797</text:p>
          </table:table-cell>
          <table:table-cell table:style-name="TL_20_Data" office:value-type="float" office:value="1566" calcext:value-type="float">
            <text:p>1566</text:p>
          </table:table-cell>
          <table:table-cell table:style-name="TL_20_Data" office:value-type="float" office:value="788" calcext:value-type="float">
            <text:p>788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148" calcext:value-type="float">
            <text:p>2148</text:p>
          </table:table-cell>
          <table:table-cell table:style-name="TL_20_Data" office:value-type="float" office:value="2059" calcext:value-type="float">
            <text:p>2059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77" calcext:value-type="float">
            <text:p>2477</text:p>
          </table:table-cell>
          <table:table-cell table:style-name="TL_20_Data" office:value-type="float" office:value="2310" calcext:value-type="float">
            <text:p>231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Meeuwen, Hill en Babiloniënbroek</text:p>
          </table:table-cell>
          <table:table-cell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22" calcext:value-type="float">
            <text:p>222</text:p>
          </table:table-cell>
          <table:table-cell table:number-columns-repeated="2" table:style-name="TL_20_Data" office:value-type="float" office:value="102" calcext:value-type="float">
            <text:p>10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0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table:number-columns-repeated="20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St. Michielsgestel</text:p>
          </table:table-cell>
          <table:table-cell/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/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624" calcext:value-type="float">
            <text:p>1624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3029" calcext:value-type="float">
            <text:p>3029</text:p>
          </table:table-cell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952" calcext:value-type="float">
            <text:p>952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9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1596" calcext:value-type="float">
            <text:p>1596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Nieuwkuijk en Onzenoort</text:p>
          </table:table-cell>
          <table:table-cell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70" calcext:value-type="float">
            <text:p>370</text:p>
          </table:table-cell>
          <table:table-cell table:number-columns-repeated="2" table:style-name="TL_20_Data" office:value-type="float" office:value="146" calcext:value-type="float">
            <text:p>14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2"/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Oisterwijk</text:p>
          </table:table-cell>
          <table:table-cell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TL_20_Data" office:value-type="float" office:value="1042" calcext:value-type="float">
            <text:p>1042</text:p>
          </table:table-cell>
          <table:table-cell table:style-name="TL_20_Data" office:value-type="float" office:value="2032" calcext:value-type="float">
            <text:p>2032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office:value-type="float" office:value="1011" calcext:value-type="float">
            <text:p>101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6" calcext:value-type="float">
            <text:p>4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1"/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Oudheusden, Elshout en Hulten</text:p>
          </table:table-cell>
          <table:table-cell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Rosmalen</text:p>
          </table:table-cell>
          <table:table-cell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TL_20_Data" office:value-type="float" office:value="1974" calcext:value-type="float">
            <text:p>1974</text:p>
          </table:table-cell>
          <table:table-cell table:style-name="TL_20_Data" office:value-type="float" office:value="953" calcext:value-type="float">
            <text:p>953</text:p>
          </table:table-cell>
          <table:table-cell table:style-name="TL_20_Data" office:value-type="float" office:value="960" calcext:value-type="float">
            <text:p>96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953" calcext:value-type="float">
            <text:p>953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Rijswijk</text:p>
          </table:table-cell>
          <table:table-cell/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0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table:number-columns-repeated="20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Schijndel</text:p>
          </table:table-cell>
          <table:table-cell/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69" calcext:value-type="float">
            <text:p>869</text:p>
          </table:table-cell>
          <table:table-cell table:style-name="TL_20_Data"/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2274" calcext:value-type="float">
            <text:p>2274</text:p>
          </table:table-cell>
          <table:table-cell table:style-name="TL_20_Data" office:value-type="float" office:value="2290" calcext:value-type="float">
            <text:p>2290</text:p>
          </table:table-cell>
          <table:table-cell table:style-name="TL_20_Data" office:value-type="float" office:value="4564" calcext:value-type="float">
            <text:p>4564</text:p>
          </table:table-cell>
          <table:table-cell table:style-name="TL_20_Data" office:value-type="float" office:value="2271" calcext:value-type="float">
            <text:p>2271</text:p>
          </table:table-cell>
          <table:table-cell table:style-name="TL_20_Data" office:value-type="float" office:value="2285" calcext:value-type="float">
            <text:p>22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26" calcext:value-type="float">
            <text:p>1526</text:p>
          </table:table-cell>
          <table:table-cell table:style-name="TL_20_Data" office:value-type="float" office:value="1499" calcext:value-type="float">
            <text:p>1499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753" calcext:value-type="float">
            <text:p>1753</text:p>
          </table:table-cell>
          <table:table-cell table:style-name="TL_20_Data" office:value-type="float" office:value="1733" calcext:value-type="float">
            <text:p>1733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2"/>
          <table:table-cell table:style-name="TL_20_Data" office:value-type="float" office:value="2252" calcext:value-type="float">
            <text:p>2252</text:p>
          </table:table-cell>
          <table:table-cell table:style-name="TL_20_Data" office:value-type="float" office:value="2259" calcext:value-type="float">
            <text:p>2259</text:p>
          </table:table-cell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Sprang</text:p>
          </table:table-cell>
          <table:table-cell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1676" calcext:value-type="float">
            <text:p>1676</text:p>
          </table:table-cell>
          <table:table-cell table:style-name="TL_20_Data" office:value-type="float" office:value="859" calcext:value-type="float">
            <text:p>859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Udenhout</text:p>
          </table:table-cell>
          <table:table-cell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1026" calcext:value-type="float">
            <text:p>1026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2029" calcext:value-type="float">
            <text:p>2029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668" calcext:value-type="float">
            <text:p>668</text:p>
          </table:table-cell>
          <table:table-cell table:number-columns-repeated="2" table:style-name="TL_20_Data" office:value-type="float" office:value="252" calcext:value-type="float">
            <text:p>252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024" calcext:value-type="float">
            <text:p>1024</text:p>
          </table:table-cell>
          <table:table-cell table:style-name="TL_20_Data" office:value-type="float" office:value="1001" calcext:value-type="float">
            <text:p>100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Veen</text:p>
          </table:table-cell>
          <table:table-cell/>
          <table:table-cell table:style-name="TL_20_Data" office:value-type="float" office:value="144" calcext:value-type="float">
            <text:p>144</text:p>
          </table:table-cell>
          <table:table-cell table:style-name="TL_20_Data"/>
          <table:table-cell table:style-name="TL_20_Data" office:value-type="float" office:value="144" calcext:value-type="float">
            <text:p>144</text:p>
          </table:table-cell>
          <table:table-cell table:style-name="TL_20_Data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886" calcext:value-type="float">
            <text:p>886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table:number-columns-repeated="6"/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table:number-columns-repeated="20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Vlijmen</text:p>
          </table:table-cell>
          <table:table-cell/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/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1332" calcext:value-type="float">
            <text:p>1332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1379" calcext:value-type="float">
            <text:p>1379</text:p>
          </table:table-cell>
          <table:table-cell table:style-name="TL_20_Data" office:value-type="float" office:value="1315" calcext:value-type="float">
            <text:p>131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73" calcext:value-type="float">
            <text:p>973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2"/>
          <table:table-cell table:style-name="TL_20_Data" office:value-type="float" office:value="1359" calcext:value-type="float">
            <text:p>1359</text:p>
          </table:table-cell>
          <table:table-cell table:style-name="TL_20_Data" office:value-type="float" office:value="1296" calcext:value-type="float">
            <text:p>1296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Vrijhoeven Cappel</text:p>
          </table:table-cell>
          <table:table-cell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0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table:number-columns-repeated="20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Vught</text:p>
          </table:table-cell>
          <table:table-cell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284" calcext:value-type="float">
            <text:p>1284</text:p>
          </table:table-cell>
          <table:table-cell table:style-name="TL_20_Data" office:value-type="float" office:value="1303" calcext:value-type="float">
            <text:p>1303</text:p>
          </table:table-cell>
          <table:table-cell table:style-name="TL_20_Data" office:value-type="float" office:value="2587" calcext:value-type="float">
            <text:p>2587</text:p>
          </table:table-cell>
          <table:table-cell table:style-name="TL_20_Data" office:value-type="float" office:value="1268" calcext:value-type="float">
            <text:p>1268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187" calcext:value-type="float">
            <text:p>11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Waalwijk</text:p>
          </table:table-cell>
          <table:table-cell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643" calcext:value-type="float">
            <text:p>1643</text:p>
          </table:table-cell>
          <table:table-cell table:style-name="TL_20_Data" office:value-type="float" office:value="1712" calcext:value-type="float">
            <text:p>1712</text:p>
          </table:table-cell>
          <table:table-cell table:style-name="TL_20_Data" office:value-type="float" office:value="3355" calcext:value-type="float">
            <text:p>3355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TL_20_Data" office:value-type="float" office:value="1638" calcext:value-type="float">
            <text:p>163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93" calcext:value-type="float">
            <text:p>1093</text:p>
          </table:table-cell>
          <table:table-cell table:style-name="TL_20_Data" office:value-type="float" office:value="1096" calcext:value-type="float">
            <text:p>1096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934" calcext:value-type="float">
            <text:p>934</text:p>
          </table:table-cell>
          <table:table-cell table:style-name="TL_20_Data" office:value-type="float" office:value="922" calcext:value-type="float">
            <text:p>922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72" calcext:value-type="float">
            <text:p>1472</text:p>
          </table:table-cell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Waspik</text:p>
          </table:table-cell>
          <table:table-cell/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/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167" calcext:value-type="float">
            <text:p>1167</text:p>
          </table:table-cell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2331" calcext:value-type="float">
            <text:p>2331</text:p>
          </table:table-cell>
          <table:table-cell table:style-name="TL_20_Data" office:value-type="float" office:value="1167" calcext:value-type="float">
            <text:p>1167</text:p>
          </table:table-cell>
          <table:table-cell table:style-name="TL_20_Data" office:value-type="float" office:value="1164" calcext:value-type="float">
            <text:p>1164</text:p>
          </table:table-cell>
          <table:table-cell table:style-name="TL_20_Data" table:number-columns-repeated="4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747" calcext:value-type="float">
            <text:p>747</text:p>
          </table:table-cell>
          <table:table-cell table:number-columns-repeated="2" table:style-name="TL_20_Data" office:value-type="float" office:value="324" calcext:value-type="float">
            <text:p>32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de Werken en Sleeuwijk</text:p>
          </table:table-cell>
          <table:table-cell/>
          <table:table-cell table:style-name="TL_20_Data" office:value-type="float" office:value="302" calcext:value-type="float">
            <text:p>302</text:p>
          </table:table-cell>
          <table:table-cell table:style-name="TL_20_Data"/>
          <table:table-cell table:style-name="TL_20_Data" office:value-type="float" office:value="302" calcext:value-type="float">
            <text:p>302</text:p>
          </table:table-cell>
          <table:table-cell table:style-name="TL_20_Data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TL_20_Data" office:value-type="float" office:value="1785" calcext:value-type="float">
            <text:p>1785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908" calcext:value-type="float">
            <text:p>9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table:number-columns-repeated="20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Werkendam</text:p>
          </table:table-cell>
          <table:table-cell/>
          <table:table-cell table:style-name="TL_20_Data" office:value-type="float" office:value="266" calcext:value-type="float">
            <text:p>266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544" calcext:value-type="float">
            <text:p>1544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table:number-columns-repeated="20"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08" calcext:value-type="float">
            <text:p>10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Woudrichem en Oudendijk</text:p>
          </table:table-cell>
          <table:table-cell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table:number-columns-repeated="8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6" calcext:value-type="float">
            <text:p>4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Wijk en Aalburg</text:p>
          </table:table-cell>
          <table:table-cell/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/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1692" calcext:value-type="float">
            <text:p>1692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table:number-columns-repeated="6"/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40" calcext:value-type="float">
            <text:p>540</text:p>
          </table:table-cell>
          <table:table-cell table:number-columns-repeated="2" table:style-name="TL_20_Data" office:value-type="float" office:value="242" calcext:value-type="float">
            <text:p>24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10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TWEEDE DISTRIKT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2619" calcext:value-type="float">
            <text:p>1261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2838" calcext:value-type="float">
            <text:p>1283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623" calcext:value-type="float">
            <text:p>12623</text:p>
          </table:table-cell>
          <table:table-cell table:style-name="TL_20_Data" office:value-type="float" office:value="15633" calcext:value-type="float">
            <text:p>15633</text:p>
          </table:table-cell>
          <table:table-cell table:style-name="TL_20_Data" office:value-type="float" office:value="39859" calcext:value-type="float">
            <text:p>39859</text:p>
          </table:table-cell>
          <table:table-cell table:style-name="TL_20_Data" office:value-type="float" office:value="38758" calcext:value-type="float">
            <text:p>38758</text:p>
          </table:table-cell>
          <table:table-cell table:style-name="TL_20_Data" office:value-type="float" office:value="78617" calcext:value-type="float">
            <text:p>78617</text:p>
          </table:table-cell>
          <table:table-cell table:style-name="TL_20_Data" office:value-type="float" office:value="38515" calcext:value-type="float">
            <text:p>38515</text:p>
          </table:table-cell>
          <table:table-cell table:style-name="TL_20_Data" office:value-type="float" office:value="37939" calcext:value-type="float">
            <text:p>37939</text:p>
          </table:table-cell>
          <table:table-cell table:style-name="TL_20_Data" office:value-type="float" office:value="1027" calcext:value-type="float">
            <text:p>1027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27027" calcext:value-type="float">
            <text:p>27027</text:p>
          </table:table-cell>
          <table:table-cell table:style-name="TL_20_Data" office:value-type="float" office:value="24738" calcext:value-type="float">
            <text:p>24738</text:p>
          </table:table-cell>
          <table:table-cell table:style-name="TL_20_Data" office:value-type="float" office:value="10994" calcext:value-type="float">
            <text:p>10994</text:p>
          </table:table-cell>
          <table:table-cell table:style-name="TL_20_Data" office:value-type="float" office:value="10970" calcext:value-type="float">
            <text:p>10970</text:p>
          </table:table-cell>
          <table:table-cell table:style-name="TL_20_Data" office:value-type="float" office:value="1838" calcext:value-type="float">
            <text:p>1838</text:p>
          </table:table-cell>
          <table:table-cell table:style-name="TL_20_Data" office:value-type="float" office:value="3050" calcext:value-type="float">
            <text:p>3050</text:p>
          </table:table-cell>
          <table:table-cell table:style-name="TL_20_Data" office:value-type="float" office:value="28221" calcext:value-type="float">
            <text:p>28221</text:p>
          </table:table-cell>
          <table:table-cell table:style-name="TL_20_Data" office:value-type="float" office:value="26708" calcext:value-type="float">
            <text:p>26708</text:p>
          </table:table-cell>
          <table:table-cell table:style-name="TL_20_Data" office:value-type="float" office:value="9803" calcext:value-type="float">
            <text:p>9803</text:p>
          </table:table-cell>
          <table:table-cell table:style-name="TL_20_Data" office:value-type="float" office:value="10402" calcext:value-type="float">
            <text:p>10402</text:p>
          </table:table-cell>
          <table:table-cell table:style-name="TL_20_Data" office:value-type="float" office:value="1489" calcext:value-type="float">
            <text:p>1489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8830" calcext:value-type="float">
            <text:p>88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210" calcext:value-type="float">
            <text:p>1210</text:p>
          </table:table-cell>
          <table:table-cell table:style-name="TL_20_Data" office:value-type="float" office:value="1117" calcext:value-type="float">
            <text:p>1117</text:p>
          </table:table-cell>
          <table:table-cell table:style-name="TL_20_Data" office:value-type="float" office:value="29646" calcext:value-type="float">
            <text:p>29646</text:p>
          </table:table-cell>
          <table:table-cell table:style-name="TL_20_Data" office:value-type="float" office:value="28670" calcext:value-type="float">
            <text:p>2867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Aarle-Rixtel</text:p>
          </table:table-cell>
          <table:table-cell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Asten</text:p>
          </table:table-cell>
          <table:table-cell/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/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1510" calcext:value-type="float">
            <text:p>1510</text:p>
          </table:table-cell>
          <table:table-cell table:style-name="TL_20_Data" office:value-type="float" office:value="1546" calcext:value-type="float">
            <text:p>1546</text:p>
          </table:table-cell>
          <table:table-cell table:style-name="TL_20_Data" office:value-type="float" office:value="3056" calcext:value-type="float">
            <text:p>3056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542" calcext:value-type="float">
            <text:p>154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1023" calcext:value-type="float">
            <text:p>1023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36" calcext:value-type="float">
            <text:p>1136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2"/>
          <table:table-cell table:style-name="TL_20_Data" office:value-type="float" office:value="1477" calcext:value-type="float">
            <text:p>1477</text:p>
          </table:table-cell>
          <table:table-cell table:style-name="TL_20_Data" office:value-type="float" office:value="1507" calcext:value-type="float">
            <text:p>1507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Bakel en Milheeze</text:p>
          </table:table-cell>
          <table:table-cell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1741" calcext:value-type="float">
            <text:p>1741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88" calcext:value-type="float">
            <text:p>588</text:p>
          </table:table-cell>
          <table:table-cell table:number-columns-repeated="2" table:style-name="TL_20_Data" office:value-type="float" office:value="217" calcext:value-type="float">
            <text:p>21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2"/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Beek en Donk</text:p>
          </table:table-cell>
          <table:table-cell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/>
          <table:table-cell table:number-columns-repeated="2" table:style-name="TL_20_Data" office:value-type="float" office:value="258" calcext:value-type="float">
            <text:p>258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644" calcext:value-type="float">
            <text:p>644</text:p>
          </table:table-cell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436" calcext:value-type="float">
            <text:p>436</text:p>
          </table:table-cell>
          <table:table-cell table:number-columns-repeated="2" table:style-name="TL_20_Data" office:value-type="float" office:value="172" calcext:value-type="float">
            <text:p>17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9"/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Budel</text:p>
          </table:table-cell>
          <table:table-cell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1097" calcext:value-type="float">
            <text:p>1097</text:p>
          </table:table-cell>
          <table:table-cell table:style-name="TL_20_Data" office:value-type="float" office:value="1065" calcext:value-type="float">
            <text:p>1065</text:p>
          </table:table-cell>
          <table:table-cell table:style-name="TL_20_Data" office:value-type="float" office:value="2162" calcext:value-type="float">
            <text:p>2162</text:p>
          </table:table-cell>
          <table:table-cell table:style-name="TL_20_Data" office:value-type="float" office:value="1087" calcext:value-type="float">
            <text:p>1087</text:p>
          </table:table-cell>
          <table:table-cell table:style-name="TL_20_Data" office:value-type="float" office:value="1053" calcext:value-type="float">
            <text:p>1053</text:p>
          </table:table-cell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02" calcext:value-type="float">
            <text:p>902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31" calcext:value-type="float">
            <text:p>131</text:p>
          </table:table-cell>
          <table:table-cell table:number-columns-repeated="2"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053" calcext:value-type="float">
            <text:p>1053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Deurne en Liessel</text:p>
          </table:table-cell>
          <table:table-cell/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/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761" calcext:value-type="float">
            <text:p>1761</text:p>
          </table:table-cell>
          <table:table-cell table:style-name="TL_20_Data" office:value-type="float" office:value="1747" calcext:value-type="float">
            <text:p>1747</text:p>
          </table:table-cell>
          <table:table-cell table:style-name="TL_20_Data" office:value-type="float" office:value="3508" calcext:value-type="float">
            <text:p>3508</text:p>
          </table:table-cell>
          <table:table-cell table:style-name="TL_20_Data" office:value-type="float" office:value="1752" calcext:value-type="float">
            <text:p>1752</text:p>
          </table:table-cell>
          <table:table-cell table:style-name="TL_20_Data" office:value-type="float" office:value="1741" calcext:value-type="float">
            <text:p>174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79" calcext:value-type="float">
            <text:p>1179</text:p>
          </table:table-cell>
          <table:table-cell table:style-name="TL_20_Data" office:value-type="float" office:value="1149" calcext:value-type="float">
            <text:p>1149</text:p>
          </table:table-cell>
          <table:table-cell table:number-columns-repeated="2" table:style-name="TL_20_Data" office:value-type="float" office:value="472" calcext:value-type="float">
            <text:p>47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342" calcext:value-type="float">
            <text:p>1342</text:p>
          </table:table-cell>
          <table:table-cell table:style-name="TL_20_Data" office:value-type="float" office:value="1333" calcext:value-type="float">
            <text:p>1333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2"/>
          <table:table-cell table:style-name="TL_20_Data" office:value-type="float" office:value="1735" calcext:value-type="float">
            <text:p>1735</text:p>
          </table:table-cell>
          <table:table-cell table:style-name="TL_20_Data" office:value-type="float" office:value="1720" calcext:value-type="float">
            <text:p>172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Geldrop</text:p>
          </table:table-cell>
          <table:table-cell/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/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1753" calcext:value-type="float">
            <text:p>1753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2"/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Gemert</text:p>
          </table:table-cell>
          <table:table-cell/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/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2282" calcext:value-type="float">
            <text:p>2282</text:p>
          </table:table-cell>
          <table:table-cell table:style-name="TL_20_Data" office:value-type="float" office:value="2367" calcext:value-type="float">
            <text:p>2367</text:p>
          </table:table-cell>
          <table:table-cell table:style-name="TL_20_Data" office:value-type="float" office:value="4649" calcext:value-type="float">
            <text:p>4649</text:p>
          </table:table-cell>
          <table:table-cell table:style-name="TL_20_Data" office:value-type="float" office:value="2246" calcext:value-type="float">
            <text:p>2246</text:p>
          </table:table-cell>
          <table:table-cell table:style-name="TL_20_Data" office:value-type="float" office:value="2331" calcext:value-type="float">
            <text:p>233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TL_20_Data" office:value-type="float" office:value="1569" calcext:value-type="float">
            <text:p>1569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823" calcext:value-type="float">
            <text:p>1823</text:p>
          </table:table-cell>
          <table:table-cell table:style-name="TL_20_Data" office:value-type="float" office:value="1914" calcext:value-type="float">
            <text:p>1914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2278" calcext:value-type="float">
            <text:p>2278</text:p>
          </table:table-cell>
          <table:table-cell table:style-name="TL_20_Data" office:value-type="float" office:value="2367" calcext:value-type="float">
            <text:p>236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Heeze</text:p>
          </table:table-cell>
          <table:table-cell/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/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855" calcext:value-type="float">
            <text:p>1855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2" table:style-name="TL_20_Data" office:value-type="float" office:value="596" calcext:value-type="float">
            <text:p>596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908" calcext:value-type="float">
            <text:p>90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Helmond</text:p>
          </table:table-cell>
          <table:table-cell/>
          <table:table-cell table:style-name="TL_20_Data" office:value-type="float" office:value="1027" calcext:value-type="float">
            <text:p>102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065" calcext:value-type="float">
            <text:p>1065</text:p>
          </table:table-cell>
          <table:table-cell table:style-name="TL_20_Data"/>
          <table:table-cell table:style-name="TL_20_Data" office:value-type="float" office:value="1027" calcext:value-type="float">
            <text:p>1027</text:p>
          </table:table-cell>
          <table:table-cell table:style-name="TL_20_Data" office:value-type="float" office:value="1097" calcext:value-type="float">
            <text:p>1097</text:p>
          </table:table-cell>
          <table:table-cell table:style-name="TL_20_Data" office:value-type="float" office:value="2475" calcext:value-type="float">
            <text:p>2475</text:p>
          </table:table-cell>
          <table:table-cell table:style-name="TL_20_Data" office:value-type="float" office:value="2642" calcext:value-type="float">
            <text:p>2642</text:p>
          </table:table-cell>
          <table:table-cell table:style-name="TL_20_Data" office:value-type="float" office:value="5117" calcext:value-type="float">
            <text:p>5117</text:p>
          </table:table-cell>
          <table:table-cell table:style-name="TL_20_Data" office:value-type="float" office:value="2426" calcext:value-type="float">
            <text:p>2426</text:p>
          </table:table-cell>
          <table:table-cell table:style-name="TL_20_Data" office:value-type="float" office:value="2603" calcext:value-type="float">
            <text:p>260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1673" calcext:value-type="float">
            <text:p>1673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8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2"/>
          <table:table-cell table:style-name="TL_20_Data" office:value-type="float" office:value="2408" calcext:value-type="float">
            <text:p>2408</text:p>
          </table:table-cell>
          <table:table-cell table:style-name="TL_20_Data" office:value-type="float" office:value="2580" calcext:value-type="float">
            <text:p>258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Leende</text:p>
          </table:table-cell>
          <table:table-cell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505" calcext:value-type="float">
            <text:p>1505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2"/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Lierop</text:p>
          </table:table-cell>
          <table:table-cell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17" calcext:value-type="float">
            <text:p>917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Lieshout</text:p>
          </table:table-cell>
          <table:table-cell/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1255" calcext:value-type="float">
            <text:p>1255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380" calcext:value-type="float">
            <text:p>380</text:p>
          </table:table-cell>
          <table:table-cell table:number-columns-repeated="2" table:style-name="TL_20_Data" office:value-type="float" office:value="174" calcext:value-type="float">
            <text:p>17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Maarheeze</text:p>
          </table:table-cell>
          <table:table-cell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38" calcext:value-type="float">
            <text:p>338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Mierlo</text:p>
          </table:table-cell>
          <table:table-cell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1093" calcext:value-type="float">
            <text:p>1093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2125" calcext:value-type="float">
            <text:p>2125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684" calcext:value-type="float">
            <text:p>684</text:p>
          </table:table-cell>
          <table:table-cell table:number-columns-repeated="2" table:style-name="TL_20_Data" office:value-type="float" office:value="285" calcext:value-type="float">
            <text:p>28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824" calcext:value-type="float">
            <text:p>824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56" calcext:value-type="float">
            <text:p>256</text:p>
          </table:table-cell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0"/>
          <table:table-cell table:style-name="TL_20_Data" office:value-type="float" office:value="1087" calcext:value-type="float">
            <text:p>1087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Nuenen, Gerwen en Nederwetten</text:p>
          </table:table-cell>
          <table:table-cell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1284" calcext:value-type="float">
            <text:p>1284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office:value-type="float" office:value="2510" calcext:value-type="float">
            <text:p>2510</text:p>
          </table:table-cell>
          <table:table-cell table:style-name="TL_20_Data" office:value-type="float" office:value="1279" calcext:value-type="float">
            <text:p>1279</text:p>
          </table:table-cell>
          <table:table-cell table:style-name="TL_20_Data" office:value-type="float" office:value="1218" calcext:value-type="float">
            <text:p>12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2"/>
          <table:table-cell table:style-name="TL_20_Data" office:value-type="float" office:value="1250" calcext:value-type="float">
            <text:p>1250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Soerendonk</text:p>
          </table:table-cell>
          <table:table-cell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2"/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Someren</text:p>
          </table:table-cell>
          <table:table-cell/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/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1497" calcext:value-type="float">
            <text:p>1497</text:p>
          </table:table-cell>
          <table:table-cell table:style-name="TL_20_Data" office:value-type="float" office:value="1523" calcext:value-type="float">
            <text:p>1523</text:p>
          </table:table-cell>
          <table:table-cell table:style-name="TL_20_Data" office:value-type="float" office:value="3020" calcext:value-type="float">
            <text:p>3020</text:p>
          </table:table-cell>
          <table:table-cell table:style-name="TL_20_Data" office:value-type="float" office:value="1475" calcext:value-type="float">
            <text:p>1475</text:p>
          </table:table-cell>
          <table:table-cell table:style-name="TL_20_Data" office:value-type="float" office:value="1499" calcext:value-type="float">
            <text:p>149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255" calcext:value-type="float">
            <text:p>1255</text:p>
          </table:table-cell>
          <table:table-cell table:style-name="TL_20_Data" office:value-type="float" office:value="1268" calcext:value-type="float">
            <text:p>1268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8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1461" calcext:value-type="float">
            <text:p>1461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Stiphout</text:p>
          </table:table-cell>
          <table:table-cell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4" calcext:value-type="float">
            <text:p>194</text:p>
          </table:table-cell>
          <table:table-cell table:number-columns-repeated="2" table:style-name="TL_20_Data" office:value-type="float" office:value="76" calcext:value-type="float">
            <text:p>7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Tongelre</text:p>
          </table:table-cell>
          <table:table-cell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410" calcext:value-type="float">
            <text:p>410</text:p>
          </table:table-cell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88" calcext:value-type="float">
            <text:p>288</text:p>
          </table:table-cell>
          <table:table-cell table:number-columns-repeated="2" table:style-name="TL_20_Data" office:value-type="float" office:value="100" calcext:value-type="float">
            <text:p>10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4"/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Vlierden</text:p>
          </table:table-cell>
          <table:table-cell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240" calcext:value-type="float">
            <text:p>240</text:p>
          </table:table-cell>
          <table:table-cell table:number-columns-repeated="2" table:style-name="TL_20_Data" office:value-type="float" office:value="69" calcext:value-type="float">
            <text:p>6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Zes Gehuchten</text:p>
          </table:table-cell>
          <table:table-cell/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86" calcext:value-type="float">
            <text:p>286</text:p>
          </table:table-cell>
          <table:table-cell table:number-columns-repeated="2" table:style-name="TL_20_Data" office:value-type="float" office:value="125" calcext:value-type="float">
            <text:p>12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1"/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EERSTE GEDEELTE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7573" calcext:value-type="float">
            <text:p>7573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7766" calcext:value-type="float">
            <text:p>7766</text:p>
          </table:table-cell>
          <table:table-cell table:style-name="TL_20_Data"/>
          <table:table-cell table:style-name="TL_20_Data" office:value-type="float" office:value="7573" calcext:value-type="float">
            <text:p>7573</text:p>
          </table:table-cell>
          <table:table-cell table:style-name="TL_20_Data" office:value-type="float" office:value="8583" calcext:value-type="float">
            <office:annotation draw:style-name="gr1" draw:text-style-name="P1" svg:width="3.55cm" svg:height="1.957cm" svg:x="16.528cm" svg:y="59.558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Optelling van de gegevens geeft 8589.</text:span></text:p>
              <text:p text:style-name="P1"><text:span text:style-name="T2"/></text:p>
            </office:annotation>
            <text:p>8583</text:p>
          </table:table-cell>
          <table:table-cell table:style-name="TL_20_Data" office:value-type="float" office:value="21062" calcext:value-type="float">
            <text:p>21062</text:p>
          </table:table-cell>
          <table:table-cell table:style-name="TL_20_Data" office:value-type="float" office:value="21277" calcext:value-type="float">
            <text:p>21277</text:p>
          </table:table-cell>
          <table:table-cell table:style-name="TL_20_Data" office:value-type="float" office:value="42339" calcext:value-type="float">
            <text:p>42339</text:p>
          </table:table-cell>
          <table:table-cell table:style-name="TL_20_Data" office:value-type="float" office:value="20668" calcext:value-type="float">
            <text:p>20668</text:p>
          </table:table-cell>
          <table:table-cell table:style-name="TL_20_Data" office:value-type="float" office:value="20921" calcext:value-type="float">
            <text:p>20921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4167" calcext:value-type="float">
            <text:p>14167</text:p>
          </table:table-cell>
          <table:table-cell table:style-name="TL_20_Data" office:value-type="float" office:value="13837" calcext:value-type="float">
            <text:p>13837</text:p>
          </table:table-cell>
          <table:table-cell table:style-name="TL_20_Data" office:value-type="float" office:value="5753" calcext:value-type="float">
            <text:p>5753</text:p>
          </table:table-cell>
          <table:table-cell table:style-name="TL_20_Data" office:value-type="float" office:value="5782" calcext:value-type="float">
            <text:p>5782</text:p>
          </table:table-cell>
          <table:table-cell table:style-name="TL_20_Data" office:value-type="float" office:value="1142" calcext:value-type="float">
            <text:p>1142</text:p>
          </table:table-cell>
          <table:table-cell table:style-name="TL_20_Data" office:value-type="float" office:value="1658" calcext:value-type="float">
            <text:p>1658</text:p>
          </table:table-cell>
          <table:table-cell table:style-name="TL_20_Data" office:value-type="float" office:value="15919" calcext:value-type="float">
            <text:p>15919</text:p>
          </table:table-cell>
          <table:table-cell table:style-name="TL_20_Data" office:value-type="float" office:value="15748" calcext:value-type="float">
            <text:p>15748</text:p>
          </table:table-cell>
          <table:table-cell table:style-name="TL_20_Data" office:value-type="float" office:value="4249" calcext:value-type="float">
            <text:p>4249</text:p>
          </table:table-cell>
          <table:table-cell table:style-name="TL_20_Data" office:value-type="float" office:value="4760" calcext:value-type="float">
            <text:p>4760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1" calcext:value-type="float">
            <text:p>16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17" calcext:value-type="float">
            <text:p>3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20700" calcext:value-type="float">
            <text:p>20700</text:p>
          </table:table-cell>
          <table:table-cell table:style-name="TL_20_Data" office:value-type="float" office:value="20928" calcext:value-type="float">
            <text:p>20928</text:p>
          </table:table-cell>
          <table:table-cell table:style-name="TL_20_Data" table:number-columns-repeated="6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Aalst</text:p>
          </table:table-cell>
          <table:table-cell/>
          <table:table-cell table:style-name="TL_20_Data" office:value-type="float" office:value="122" calcext:value-type="float">
            <text:p>122</text:p>
          </table:table-cell>
          <table:table-cell table:style-name="TL_20_Data"/>
          <table:table-cell table:style-name="TL_20_Data" office:value-type="float" office:value="122" calcext:value-type="float">
            <text:p>122</text:p>
          </table:table-cell>
          <table:table-cell table:style-name="TL_20_Data"/>
          <table:table-cell table:number-columns-repeated="2" table:style-name="TL_20_Data" office:value-type="float" office:value="122" calcext:value-type="float">
            <text:p>122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191" calcext:value-type="float">
            <text:p>191</text:p>
          </table:table-cell>
          <table:table-cell table:number-columns-repeated="2" table:style-name="TL_20_Data" office:value-type="float" office:value="81" calcext:value-type="float">
            <text:p>8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09" calcext:value-type="float">
            <text:p>10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Bergeijk</text:p>
          </table:table-cell>
          <table:table-cell/>
          <table:table-cell table:style-name="TL_20_Data" office:value-type="float" office:value="367" calcext:value-type="float">
            <text:p>367</text:p>
          </table:table-cell>
          <table:table-cell table:style-name="TL_20_Data"/>
          <table:table-cell table:style-name="TL_20_Data" office:value-type="float" office:value="367" calcext:value-type="float">
            <text:p>367</text:p>
          </table:table-cell>
          <table:table-cell table:style-name="TL_20_Data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933" calcext:value-type="float">
            <text:p>933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826" calcext:value-type="float">
            <text:p>1826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2" calcext:value-type="float">
            <text:p>182</text:p>
          </table:table-cell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2"/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Best</text:p>
          </table:table-cell>
          <table:table-cell/>
          <table:table-cell table:style-name="TL_20_Data" office:value-type="float" office:value="389" calcext:value-type="float">
            <text:p>389</text:p>
          </table:table-cell>
          <table:table-cell table:style-name="TL_20_Data"/>
          <table:table-cell table:style-name="TL_20_Data" office:value-type="float" office:value="389" calcext:value-type="float">
            <text:p>389</text:p>
          </table:table-cell>
          <table:table-cell table:style-name="TL_20_Data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968" calcext:value-type="float">
            <text:p>968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TL_20_Data" office:value-type="float" office:value="1911" calcext:value-type="float">
            <text:p>1911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47" calcext:value-type="float">
            <text:p>647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style-name="TL_20_Data" office:value-type="float" office:value="968" calcext:value-type="float">
            <text:p>968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Bladel en Netersel</text:p>
          </table:table-cell>
          <table:table-cell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15" calcext:value-type="float">
            <text:p>1315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2"/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Borkel en Schaft</text:p>
          </table:table-cell>
          <table:table-cell/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number-columns-repeated="2" table:style-name="TL_20_Data" office:value-type="float" office:value="94" calcext:value-type="float">
            <text:p>94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9" calcext:value-type="float">
            <text:p>189</text:p>
          </table:table-cell>
          <table:table-cell table:number-columns-repeated="2" table:style-name="TL_20_Data" office:value-type="float" office:value="58" calcext:value-type="float">
            <text:p>5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9" calcext:value-type="float">
            <text:p>6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8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Diessen</text:p>
          </table:table-cell>
          <table:table-cell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1101" calcext:value-type="float">
            <text:p>1101</text:p>
          </table:table-cell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88" calcext:value-type="float">
            <text:p>188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2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Dommelen</text:p>
          </table:table-cell>
          <table:table-cell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38" calcext:value-type="float">
            <text:p>138</text:p>
          </table:table-cell>
          <table:table-cell table:number-columns-repeated="2" table:style-name="TL_20_Data" office:value-type="float" office:value="42" calcext:value-type="float">
            <text:p>42</text:p>
          </table:table-cell>
          <table:table-cell table:number-columns-repeated="2"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15" calcext:value-type="float">
            <text:p>11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Duizel en Steensel</text:p>
          </table:table-cell>
          <table:table-cell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176" calcext:value-type="float">
            <text:p>176</text:p>
          </table:table-cell>
          <table:table-cell table:number-columns-repeated="2" table:style-name="TL_20_Data" office:value-type="float" office:value="74" calcext:value-type="float">
            <text:p>7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8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Eersel</text:p>
          </table:table-cell>
          <table:table-cell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1001" calcext:value-type="float">
            <text:p>1001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9" calcext:value-type="float">
            <text:p>119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2"/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Gestel en Blaarthem</text:p>
          </table:table-cell>
          <table:table-cell/>
          <table:table-cell table:style-name="TL_20_Data" office:value-type="float" office:value="267" calcext:value-type="float">
            <text:p>267</text:p>
          </table:table-cell>
          <table:table-cell table:style-name="TL_20_Data"/>
          <table:table-cell table:style-name="TL_20_Data" office:value-type="float" office:value="267" calcext:value-type="float">
            <text:p>267</text:p>
          </table:table-cell>
          <table:table-cell table:style-name="TL_20_Data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1357" calcext:value-type="float">
            <text:p>1357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688" calcext:value-type="float">
            <text:p>6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61" calcext:value-type="float">
            <text:p>261</text:p>
          </table:table-cell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2"/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Hilvarenbeek</text:p>
          </table:table-cell>
          <table:table-cell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1215" calcext:value-type="float">
            <text:p>1215</text:p>
          </table:table-cell>
          <table:table-cell table:style-name="TL_20_Data" office:value-type="float" office:value="1282" calcext:value-type="float">
            <text:p>1282</text:p>
          </table:table-cell>
          <table:table-cell table:style-name="TL_20_Data" office:value-type="float" office:value="2497" calcext:value-type="float">
            <text:p>2497</text:p>
          </table:table-cell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856" calcext:value-type="float">
            <text:p>856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953" calcext:value-type="float">
            <text:p>953</text:p>
          </table:table-cell>
          <table:table-cell table:number-columns-repeated="2" table:style-name="TL_20_Data" office:value-type="float" office:value="271" calcext:value-type="float">
            <text:p>27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8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149" calcext:value-type="float">
            <text:p>1149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Hoogeloon, Hapert en Casteren</text:p>
          </table:table-cell>
          <table:table-cell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457" calcext:value-type="float">
            <text:p>1457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Hooge- Lagemierde en Hulsel</text:p>
          </table:table-cell>
          <table:table-cell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3"/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Luijkgestel</text:p>
          </table:table-cell>
          <table:table-cell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56" calcext:value-type="float">
            <text:p>256</text:p>
          </table:table-cell>
          <table:table-cell table:number-columns-repeated="2" table:style-name="TL_20_Data" office:value-type="float" office:value="109" calcext:value-type="float">
            <text:p>10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2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Moergestel</text:p>
          </table:table-cell>
          <table:table-cell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Oerle</text:p>
          </table:table-cell>
          <table:table-cell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02" calcext:value-type="float">
            <text:p>202</text:p>
          </table:table-cell>
          <table:table-cell table:number-columns-repeated="2" table:style-name="TL_20_Data" office:value-type="float" office:value="72" calcext:value-type="float">
            <text:p>7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8"/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Oirschot</text:p>
          </table:table-cell>
          <table:table-cell/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13" calcext:value-type="float">
            <text:p>813</text:p>
          </table:table-cell>
          <table:table-cell table:style-name="TL_20_Data"/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2017" calcext:value-type="float">
            <text:p>2017</text:p>
          </table:table-cell>
          <table:table-cell table:style-name="TL_20_Data" office:value-type="float" office:value="2059" calcext:value-type="float">
            <text:p>2059</text:p>
          </table:table-cell>
          <table:table-cell table:style-name="TL_20_Data" office:value-type="float" office:value="4076" calcext:value-type="float">
            <text:p>4076</text:p>
          </table:table-cell>
          <table:table-cell table:style-name="TL_20_Data" office:value-type="float" office:value="1966" calcext:value-type="float">
            <text:p>1966</text:p>
          </table:table-cell>
          <table:table-cell table:style-name="TL_20_Data" office:value-type="float" office:value="2013" calcext:value-type="float">
            <text:p>201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74" calcext:value-type="float">
            <text:p>1374</text:p>
          </table:table-cell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1575" calcext:value-type="float">
            <text:p>1575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1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29" calcext:value-type="float">
            <text:p>1929</text:p>
          </table:table-cell>
          <table:table-cell table:style-name="TL_20_Data" office:value-type="float" office:value="2003" calcext:value-type="float">
            <text:p>2003</text:p>
          </table:table-cell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Oostel-, Westel- en Middelbeers</text:p>
          </table:table-cell>
          <table:table-cell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491" calcext:value-type="float">
            <text:p>491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8"/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Reusel</text:p>
          </table:table-cell>
          <table:table-cell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474" calcext:value-type="float">
            <text:p>47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288" calcext:value-type="float">
            <text:p>288</text:p>
          </table:table-cell>
          <table:table-cell table:number-columns-repeated="2" table:style-name="TL_20_Data" office:value-type="float" office:value="149" calcext:value-type="float">
            <text:p>14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Riethoven</text:p>
          </table:table-cell>
          <table:table-cell/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table:number-columns-repeated="6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99" calcext:value-type="float">
            <text:p>199</text:p>
          </table:table-cell>
          <table:table-cell table:number-columns-repeated="2" table:style-name="TL_20_Data" office:value-type="float" office:value="87" calcext:value-type="float">
            <text:p>8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table:number-columns-repeated="6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28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Son en Breugel</text:p>
          </table:table-cell>
          <table:table-cell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604" calcext:value-type="float">
            <text:p>1604</text:p>
          </table:table-cell>
          <table:table-cell table:style-name="TL_20_Data" office:value-type="float" office:value="816" calcext:value-type="float">
            <text:p>816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501" calcext:value-type="float">
            <text:p>501</text:p>
          </table:table-cell>
          <table:table-cell table:number-columns-repeated="2" table:style-name="TL_20_Data" office:value-type="float" office:value="215" calcext:value-type="float">
            <text:p>21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2"/>
          <table:table-cell table:style-name="TL_20_Data" office:value-type="float" office:value="831" calcext:value-type="float">
            <text:p>831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Stratum</text:p>
          </table:table-cell>
          <table:table-cell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/>
          <table:table-cell table:number-columns-repeated="2" table:style-name="TL_20_Data" office:value-type="float" office:value="274" calcext:value-type="float">
            <text:p>274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711" calcext:value-type="float">
            <text:p>71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number-columns-repeated="2" table:style-name="TL_20_Data" office:value-type="float" office:value="452" calcext:value-type="float">
            <text:p>45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Strijp</text:p>
          </table:table-cell>
          <table:table-cell/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number-columns-repeated="2" table:style-name="TL_20_Data" office:value-type="float" office:value="212" calcext:value-type="float">
            <text:p>212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2" calcext:value-type="float">
            <text:p>122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Valkenswaard</text:p>
          </table:table-cell>
          <table:table-cell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1214" calcext:value-type="float">
            <text:p>1214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00" calcext:value-type="float">
            <text:p>400</text:p>
          </table:table-cell>
          <table:table-cell table:number-columns-repeated="2" table:style-name="TL_20_Data" office:value-type="float" office:value="148" calcext:value-type="float">
            <text:p>14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Veldhoven en Mereveldhoven</text:p>
          </table:table-cell>
          <table:table-cell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572" calcext:value-type="float">
            <text:p>572</text:p>
          </table:table-cell>
          <table:table-cell table:number-columns-repeated="2"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2"/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Vessem, Wintelre en Knegsel</text:p>
          </table:table-cell>
          <table:table-cell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225" calcext:value-type="float">
            <text:p>1225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50" calcext:value-type="float">
            <text:p>15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8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Waalre</text:p>
          </table:table-cell>
          <table:table-cell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1" calcext:value-type="float">
            <text:p>121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Westerhoven</text:p>
          </table:table-cell>
          <table:table-cell/>
          <table:table-cell table:style-name="TL_20_Data" office:value-type="float" office:value="116" calcext:value-type="float">
            <text:p>116</text:p>
          </table:table-cell>
          <table:table-cell table:style-name="TL_20_Data"/>
          <table:table-cell table:style-name="TL_20_Data" office:value-type="float" office:value="116" calcext:value-type="float">
            <text:p>116</text:p>
          </table:table-cell>
          <table:table-cell table:style-name="TL_20_Data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0" calcext:value-type="float">
            <text:p>70</text:p>
          </table:table-cell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Woensel en Eckart</text:p>
          </table:table-cell>
          <table:table-cell/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/>
          <table:table-cell table:number-columns-repeated="2" table:style-name="TL_20_Data" office:value-type="float" office:value="631" calcext:value-type="float">
            <text:p>631</text:p>
          </table:table-cell>
          <table:table-cell table:style-name="TL_20_Data" office:value-type="float" office:value="1553" calcext:value-type="float">
            <text:p>1553</text:p>
          </table:table-cell>
          <table:table-cell table:style-name="TL_20_Data" office:value-type="float" office:value="1592" calcext:value-type="float">
            <text:p>1592</text:p>
          </table:table-cell>
          <table:table-cell table:style-name="TL_20_Data" office:value-type="float" office:value="3145" calcext:value-type="float">
            <text:p>3145</text:p>
          </table:table-cell>
          <table:table-cell table:style-name="TL_20_Data" office:value-type="float" office:value="1532" calcext:value-type="float">
            <text:p>1532</text:p>
          </table:table-cell>
          <table:table-cell table:style-name="TL_20_Data" office:value-type="float" office:value="1569" calcext:value-type="float">
            <text:p>156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46" calcext:value-type="float">
            <text:p>1046</text:p>
          </table:table-cell>
          <table:table-cell table:style-name="TL_20_Data" office:value-type="float" office:value="1040" calcext:value-type="float">
            <text:p>1040</text:p>
          </table:table-cell>
          <table:table-cell table:number-columns-repeated="2" table:style-name="TL_20_Data" office:value-type="float" office:value="436" calcext:value-type="float">
            <text:p>43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51" calcext:value-type="float">
            <text:p>1151</text:p>
          </table:table-cell>
          <table:table-cell table:style-name="TL_20_Data" office:value-type="float" office:value="1168" calcext:value-type="float">
            <text:p>1168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2"/>
          <table:table-cell table:style-name="TL_20_Data" office:value-type="float" office:value="1537" calcext:value-type="float">
            <text:p>1537</text:p>
          </table:table-cell>
          <table:table-cell table:style-name="TL_20_Data" office:value-type="float" office:value="1586" calcext:value-type="float">
            <text:p>1586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Zeelst</text:p>
          </table:table-cell>
          <table:table-cell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599" calcext:value-type="float">
            <text:p>599</text:p>
          </table:table-cell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DERDE DISTRIKT, TWEEDE GEDEELTE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7267" calcext:value-type="float">
            <text:p>726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7458" calcext:value-type="float">
            <text:p>7458</text:p>
          </table:table-cell>
          <table:table-cell table:style-name="TL_20_Data"/>
          <table:table-cell table:style-name="TL_20_Data" office:value-type="float" office:value="7267" calcext:value-type="float">
            <text:p>7267</text:p>
          </table:table-cell>
          <table:table-cell table:style-name="TL_20_Data" office:value-type="float" office:value="7847" calcext:value-type="float">
            <text:p>7847</text:p>
          </table:table-cell>
          <table:table-cell table:style-name="TL_20_Data" office:value-type="float" office:value="19548" calcext:value-type="float">
            <text:p>19548</text:p>
          </table:table-cell>
          <table:table-cell table:style-name="TL_20_Data" office:value-type="float" office:value="19257" calcext:value-type="float">
            <text:p>19257</text:p>
          </table:table-cell>
          <table:table-cell table:style-name="TL_20_Data" office:value-type="float" office:value="38805" calcext:value-type="float">
            <text:p>38805</text:p>
          </table:table-cell>
          <table:table-cell table:style-name="TL_20_Data" office:value-type="float" office:value="19160" calcext:value-type="float">
            <text:p>19160</text:p>
          </table:table-cell>
          <table:table-cell table:style-name="TL_20_Data" office:value-type="float" office:value="18870" calcext:value-type="float">
            <text:p>18870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80" calcext:value-type="float">
            <text:p>380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3281" calcext:value-type="float">
            <text:p>13281</text:p>
          </table:table-cell>
          <table:table-cell table:style-name="TL_20_Data" office:value-type="float" office:value="12504" calcext:value-type="float">
            <text:p>12504</text:p>
          </table:table-cell>
          <table:table-cell table:style-name="TL_20_Data" office:value-type="float" office:value="5261" calcext:value-type="float">
            <text:p>5261</text:p>
          </table:table-cell>
          <table:table-cell table:style-name="TL_20_Data" office:value-type="float" office:value="5279" calcext:value-type="float">
            <text:p>5279</text:p>
          </table:table-cell>
          <table:table-cell table:style-name="TL_20_Data" office:value-type="float" office:value="1006" calcext:value-type="float">
            <text:p>1006</text:p>
          </table:table-cell>
          <table:table-cell table:style-name="TL_20_Data" office:value-type="float" office:value="1474" calcext:value-type="float">
            <text:p>1474</text:p>
          </table:table-cell>
          <table:table-cell table:style-name="TL_20_Data" office:value-type="float" office:value="14293" calcext:value-type="float">
            <text:p>14293</text:p>
          </table:table-cell>
          <table:table-cell table:style-name="TL_20_Data" office:value-type="float" office:value="13792" calcext:value-type="float">
            <text:p>13792</text:p>
          </table:table-cell>
          <table:table-cell table:style-name="TL_20_Data" office:value-type="float" office:value="4594" calcext:value-type="float">
            <text:p>4594</text:p>
          </table:table-cell>
          <table:table-cell table:style-name="TL_20_Data" office:value-type="float" office:value="4912" calcext:value-type="float">
            <text:p>4912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9114" calcext:value-type="float">
            <text:p>19114</text:p>
          </table:table-cell>
          <table:table-cell table:style-name="TL_20_Data" office:value-type="float" office:value="18892" calcext:value-type="float">
            <text:p>18892</text:p>
          </table:table-cell>
          <table:table-cell table:style-name="TL_20_Data" table:number-columns-repeated="6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Alphen en Riel</text:p>
          </table:table-cell>
          <table:table-cell/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/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71" calcext:value-type="float">
            <text:p>1871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2"/>
          <table:table-cell table:style-name="TL_20_Data" office:value-type="float" office:value="933" calcext:value-type="float">
            <text:p>933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Baarle-Nassau</text:p>
          </table:table-cell>
          <table:table-cell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1021" calcext:value-type="float">
            <text:p>1021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1968" calcext:value-type="float">
            <text:p>1968</text:p>
          </table:table-cell>
          <table:table-cell table:style-name="TL_20_Data" office:value-type="float" office:value="1001" calcext:value-type="float">
            <text:p>1001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2"/>
          <table:table-cell table:style-name="TL_20_Data" office:value-type="float" office:value="1019" calcext:value-type="float">
            <text:p>1019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Chaam</text:p>
          </table:table-cell>
          <table:table-cell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368" calcext:value-type="float">
            <text:p>1368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54" calcext:value-type="float">
            <text:p>154</text:p>
          </table:table-cell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Dinteloord en Prinsland</text:p>
          </table:table-cell>
          <table:table-cell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TL_20_Data" office:value-type="float" office:value="1090" calcext:value-type="float">
            <text:p>1090</text:p>
          </table:table-cell>
          <table:table-cell table:style-name="TL_20_Data" office:value-type="float" office:value="2151" calcext:value-type="float">
            <text:p>2151</text:p>
          </table:table-cell>
          <table:table-cell table:style-name="TL_20_Data" office:value-type="float" office:value="999" calcext:value-type="float">
            <text:p>999</text:p>
          </table:table-cell>
          <table:table-cell table:style-name="TL_20_Data" office:value-type="float" office:value="1053" calcext:value-type="float">
            <text:p>105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699" calcext:value-type="float">
            <text:p>699</text:p>
          </table:table-cell>
          <table:table-cell table:number-columns-repeated="2" table:style-name="TL_20_Data" office:value-type="float" office:value="311" calcext:value-type="float">
            <text:p>31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Etten en Leur</text:p>
          </table:table-cell>
          <table:table-cell/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1169" calcext:value-type="float">
            <text:p>1169</text:p>
          </table:table-cell>
          <table:table-cell table:style-name="TL_20_Data" office:value-type="float" office:value="2729" calcext:value-type="float">
            <text:p>2729</text:p>
          </table:table-cell>
          <table:table-cell table:style-name="TL_20_Data" office:value-type="float" office:value="2888" calcext:value-type="float">
            <text:p>2888</text:p>
          </table:table-cell>
          <table:table-cell table:style-name="TL_20_Data" office:value-type="float" office:value="5617" calcext:value-type="float">
            <text:p>5617</text:p>
          </table:table-cell>
          <table:table-cell table:style-name="TL_20_Data" office:value-type="float" office:value="2714" calcext:value-type="float">
            <text:p>2714</text:p>
          </table:table-cell>
          <table:table-cell table:style-name="TL_20_Data" office:value-type="float" office:value="2851" calcext:value-type="float">
            <text:p>285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843" calcext:value-type="float">
            <text:p>1843</text:p>
          </table:table-cell>
          <table:table-cell table:style-name="TL_20_Data" office:value-type="float" office:value="1895" calcext:value-type="float">
            <text:p>1895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222" calcext:value-type="float">
            <text:p>2222</text:p>
          </table:table-cell>
          <table:table-cell table:style-name="TL_20_Data" office:value-type="float" office:value="2273" calcext:value-type="float">
            <text:p>2273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61" calcext:value-type="float">
            <text:p>16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576" calcext:value-type="float">
            <text:p>2576</text:p>
          </table:table-cell>
          <table:table-cell table:style-name="TL_20_Data" office:value-type="float" office:value="2725" calcext:value-type="float">
            <text:p>2725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Fijnaart en Heijningen</text:p>
          </table:table-cell>
          <table:table-cell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1393" calcext:value-type="float">
            <text:p>1393</text:p>
          </table:table-cell>
          <table:table-cell table:style-name="TL_20_Data" office:value-type="float" office:value="1460" calcext:value-type="float">
            <text:p>1460</text:p>
          </table:table-cell>
          <table:table-cell table:style-name="TL_20_Data" office:value-type="float" office:value="2853" calcext:value-type="float">
            <text:p>2853</text:p>
          </table:table-cell>
          <table:table-cell table:style-name="TL_20_Data" office:value-type="float" office:value="1373" calcext:value-type="float">
            <text:p>1373</text:p>
          </table:table-cell>
          <table:table-cell table:style-name="TL_20_Data" office:value-type="float" office:value="1440" calcext:value-type="float">
            <text:p>1440</text:p>
          </table:table-cell>
          <table:table-cell table:number-columns-repeated="2"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table:number-columns-repeated="20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Gilze en Rijen</text:p>
          </table:table-cell>
          <table:table-cell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1390" calcext:value-type="float">
            <text:p>1390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2795" calcext:value-type="float">
            <text:p>2795</text:p>
          </table:table-cell>
          <table:table-cell table:style-name="TL_20_Data" office:value-type="float" office:value="1370" calcext:value-type="float">
            <text:p>1370</text:p>
          </table:table-cell>
          <table:table-cell table:style-name="TL_20_Data" office:value-type="float" office:value="1388" calcext:value-type="float">
            <text:p>138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1065" calcext:value-type="float">
            <text:p>106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2"/>
          <table:table-cell table:style-name="TL_20_Data" office:value-type="float" office:value="1377" calcext:value-type="float">
            <text:p>1377</text:p>
          </table:table-cell>
          <table:table-cell table:style-name="TL_20_Data" office:value-type="float" office:value="1394" calcext:value-type="float">
            <text:p>139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Ginneken en Bavel</text:p>
          </table:table-cell>
          <table:table-cell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TL_20_Data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814" calcext:value-type="float">
            <text:p>1814</text:p>
          </table:table-cell>
          <table:table-cell table:style-name="TL_20_Data" office:value-type="float" office:value="1802" calcext:value-type="float">
            <text:p>1802</text:p>
          </table:table-cell>
          <table:table-cell table:style-name="TL_20_Data" office:value-type="float" office:value="3616" calcext:value-type="float">
            <text:p>3616</text:p>
          </table:table-cell>
          <table:table-cell table:style-name="TL_20_Data" office:value-type="float" office:value="1773" calcext:value-type="float">
            <text:p>1773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87" calcext:value-type="float">
            <text:p>1187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45" calcext:value-type="float">
            <text:p>1745</text:p>
          </table:table-cell>
          <table:table-cell table:style-name="TL_20_Data" office:value-type="float" office:value="1731" calcext:value-type="float">
            <text:p>173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s Gravemoer</text:p>
          </table:table-cell>
          <table:table-cell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421" calcext:value-type="float">
            <text:p>42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68" calcext:value-type="float">
            <text:p>268</text:p>
          </table:table-cell>
          <table:table-cell table:number-columns-repeated="2" table:style-name="TL_20_Data" office:value-type="float" office:value="122" calcext:value-type="float">
            <text:p>12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1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Halsteren</text:p>
          </table:table-cell>
          <table:table-cell/>
          <table:table-cell table:style-name="TL_20_Data" office:value-type="float" office:value="423" calcext:value-type="float">
            <text:p>423</text:p>
          </table:table-cell>
          <table:table-cell table:style-name="TL_20_Data"/>
          <table:table-cell table:style-name="TL_20_Data" office:value-type="float" office:value="423" calcext:value-type="float">
            <text:p>423</text:p>
          </table:table-cell>
          <table:table-cell table:style-name="TL_20_Data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1116" calcext:value-type="float">
            <text:p>1116</text:p>
          </table:table-cell>
          <table:table-cell table:style-name="TL_20_Data" office:value-type="float" office:value="1074" calcext:value-type="float">
            <text:p>1074</text:p>
          </table:table-cell>
          <table:table-cell table:style-name="TL_20_Data" office:value-type="float" office:value="2190" calcext:value-type="float">
            <text:p>2190</text:p>
          </table:table-cell>
          <table:table-cell table:style-name="TL_20_Data" office:value-type="float" office:value="1111" calcext:value-type="float">
            <text:p>1111</text:p>
          </table:table-cell>
          <table:table-cell table:style-name="TL_20_Data" office:value-type="float" office:value="1074" calcext:value-type="float">
            <text:p>10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58" calcext:value-type="float">
            <text:p>258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2"/>
          <table:table-cell table:style-name="TL_20_Data" office:value-type="float" office:value="1110" calcext:value-type="float">
            <text:p>1110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Hoeven en St. Martenspolder</text:p>
          </table:table-cell>
          <table:table-cell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935" calcext:value-type="float">
            <text:p>935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814" calcext:value-type="float">
            <text:p>1814</text:p>
          </table:table-cell>
          <table:table-cell table:style-name="TL_20_Data" office:value-type="float" office:value="877" calcext:value-type="float">
            <text:p>877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43" calcext:value-type="float">
            <text:p>243</text:p>
          </table:table-cell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2"/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Hooge en Lage Zwaluwe</text:p>
          </table:table-cell>
          <table:table-cell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631" calcext:value-type="float">
            <text:p>1631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3268" calcext:value-type="float">
            <text:p>3268</text:p>
          </table:table-cell>
          <table:table-cell table:style-name="TL_20_Data" office:value-type="float" office:value="1630" calcext:value-type="float">
            <text:p>1630</text:p>
          </table:table-cell>
          <table:table-cell table:style-name="TL_20_Data" office:value-type="float" office:value="1632" calcext:value-type="float">
            <text:p>16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12" calcext:value-type="float">
            <text:p>1112</text:p>
          </table:table-cell>
          <table:table-cell table:style-name="TL_20_Data" office:value-type="float" office:value="1022" calcext:value-type="float">
            <text:p>1022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42" calcext:value-type="float">
            <text:p>1342</text:p>
          </table:table-cell>
          <table:table-cell table:style-name="TL_20_Data" office:value-type="float" office:value="1297" calcext:value-type="float">
            <text:p>1297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675" calcext:value-type="float">
            <text:p>675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52" calcext:value-type="float">
            <text:p>952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Huijbergen</text:p>
          </table:table-cell>
          <table:table-cell/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number-columns-repeated="2" table:style-name="TL_20_Data" office:value-type="float" office:value="83" calcext:value-type="float">
            <text:p>83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63" calcext:value-type="float">
            <text:p>163</text:p>
          </table:table-cell>
          <table:table-cell table:number-columns-repeated="2" table:style-name="TL_20_Data" office:value-type="float" office:value="63" calcext:value-type="float">
            <text:p>6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15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Klundert</text:p>
          </table:table-cell>
          <table:table-cell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277" calcext:value-type="float">
            <text:p>1277</text:p>
          </table:table-cell>
          <table:table-cell table:style-name="TL_20_Data" office:value-type="float" office:value="1381" calcext:value-type="float">
            <text:p>1381</text:p>
          </table:table-cell>
          <table:table-cell table:style-name="TL_20_Data" office:value-type="float" office:value="2658" calcext:value-type="float">
            <text:p>2658</text:p>
          </table:table-cell>
          <table:table-cell table:style-name="TL_20_Data" office:value-type="float" office:value="1239" calcext:value-type="float">
            <text:p>1239</text:p>
          </table:table-cell>
          <table:table-cell table:style-name="TL_20_Data" office:value-type="float" office:value="1341" calcext:value-type="float">
            <text:p>13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869" calcext:value-type="float">
            <text:p>869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844" calcext:value-type="float">
            <text:p>844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Made en Drimmelen</text:p>
          </table:table-cell>
          <table:table-cell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1998" calcext:value-type="float">
            <text:p>1998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Nieuw Vosmeer</text:p>
          </table:table-cell>
          <table:table-cell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Ossendrecht</text:p>
          </table:table-cell>
          <table:table-cell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459" calcext:value-type="float">
            <text:p>1459</text:p>
          </table:table-cell>
          <table:table-cell table:number-columns-repeated="2" table:style-name="TL_20_Data" office:value-type="float" office:value="710" calcext:value-type="float">
            <text:p>71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679" calcext:value-type="float">
            <text:p>679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Oudenbosch</text:p>
          </table:table-cell>
          <table:table-cell/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/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552" calcext:value-type="float">
            <text:p>1552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3077" calcext:value-type="float">
            <text:p>3077</text:p>
          </table:table-cell>
          <table:table-cell table:style-name="TL_20_Data" office:value-type="float" office:value="1291" calcext:value-type="float">
            <text:p>1291</text:p>
          </table:table-cell>
          <table:table-cell table:style-name="TL_20_Data" office:value-type="float" office:value="1468" calcext:value-type="float">
            <text:p>1468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35" calcext:value-type="float">
            <text:p>1135</text:p>
          </table:table-cell>
          <table:table-cell table:style-name="TL_20_Data" office:value-type="float" office:value="1023" calcext:value-type="float">
            <text:p>1023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1023" calcext:value-type="float">
            <text:p>1023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1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94" calcext:value-type="float">
            <text:p>1494</text:p>
          </table:table-cell>
          <table:table-cell table:style-name="TL_20_Data" office:value-type="float" office:value="1455" calcext:value-type="float">
            <text:p>1455</text:p>
          </table:table-cell>
          <table:table-cell table:style-name="TL_20_Data" table:number-columns-repeated="6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Oud en Nieuw Gassel</text:p>
          </table:table-cell>
          <table:table-cell/>
          <table:table-cell table:style-name="TL_20_Data" office:value-type="float" office:value="517" calcext:value-type="float">
            <text:p>517</text:p>
          </table:table-cell>
          <table:table-cell table:style-name="TL_20_Data"/>
          <table:table-cell table:style-name="TL_20_Data" office:value-type="float" office:value="517" calcext:value-type="float">
            <text:p>517</text:p>
          </table:table-cell>
          <table:table-cell table:style-name="TL_20_Data"/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1556" calcext:value-type="float">
            <text:p>1556</text:p>
          </table:table-cell>
          <table:table-cell table:style-name="TL_20_Data" office:value-type="float" office:value="1591" calcext:value-type="float">
            <text:p>1591</text:p>
          </table:table-cell>
          <table:table-cell table:style-name="TL_20_Data" office:value-type="float" office:value="3147" calcext:value-type="float">
            <text:p>3147</text:p>
          </table:table-cell>
          <table:table-cell table:style-name="TL_20_Data" office:value-type="float" office:value="1543" calcext:value-type="float">
            <text:p>1543</text:p>
          </table:table-cell>
          <table:table-cell table:style-name="TL_20_Data" office:value-type="float" office:value="1572" calcext:value-type="float">
            <text:p>157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44" calcext:value-type="float">
            <text:p>144</text:p>
          </table:table-cell>
          <table:table-cell table:number-columns-repeated="2" table:style-name="TL_20_Data" office:value-type="float" office:value="1304" calcext:value-type="float">
            <text:p>1304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2"/>
          <table:table-cell table:style-name="TL_20_Data" office:value-type="float" office:value="1535" calcext:value-type="float">
            <text:p>1535</text:p>
          </table:table-cell>
          <table:table-cell table:style-name="TL_20_Data" office:value-type="float" office:value="1569" calcext:value-type="float">
            <text:p>1569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s Princenhage</text:p>
          </table:table-cell>
          <table:table-cell/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39" calcext:value-type="float">
            <text:p>939</text:p>
          </table:table-cell>
          <table:table-cell table:style-name="TL_20_Data"/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2677" calcext:value-type="float">
            <text:p>2677</text:p>
          </table:table-cell>
          <table:table-cell table:style-name="TL_20_Data" office:value-type="float" office:value="2757" calcext:value-type="float">
            <text:p>2757</text:p>
          </table:table-cell>
          <table:table-cell table:style-name="TL_20_Data" office:value-type="float" office:value="5434" calcext:value-type="float">
            <text:p>5434</text:p>
          </table:table-cell>
          <table:table-cell table:style-name="TL_20_Data" office:value-type="float" office:value="2639" calcext:value-type="float">
            <text:p>2639</text:p>
          </table:table-cell>
          <table:table-cell table:style-name="TL_20_Data" office:value-type="float" office:value="2699" calcext:value-type="float">
            <text:p>269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13" calcext:value-type="float">
            <text:p>1813</text:p>
          </table:table-cell>
          <table:table-cell table:style-name="TL_20_Data" office:value-type="float" office:value="1776" calcext:value-type="float">
            <text:p>1776</text:p>
          </table:table-cell>
          <table:table-cell table:number-columns-repeated="2" table:style-name="TL_20_Data" office:value-type="float" office:value="765" calcext:value-type="float">
            <text:p>76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156" calcext:value-type="float">
            <text:p>2156</text:p>
          </table:table-cell>
          <table:table-cell table:style-name="TL_20_Data" office:value-type="float" office:value="2112" calcext:value-type="float">
            <text:p>2112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2603" calcext:value-type="float">
            <text:p>2603</text:p>
          </table:table-cell>
          <table:table-cell table:style-name="TL_20_Data" office:value-type="float" office:value="2665" calcext:value-type="float">
            <text:p>2665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Putte</text:p>
          </table:table-cell>
          <table:table-cell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Raamsdonk</text:p>
          </table:table-cell>
          <table:table-cell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1436" calcext:value-type="float">
            <text:p>1436</text:p>
          </table:table-cell>
          <table:table-cell table:style-name="TL_20_Data" office:value-type="float" office:value="1475" calcext:value-type="float">
            <text:p>1475</text:p>
          </table:table-cell>
          <table:table-cell table:style-name="TL_20_Data" office:value-type="float" office:value="2911" calcext:value-type="float">
            <text:p>2911</text:p>
          </table:table-cell>
          <table:table-cell table:style-name="TL_20_Data" office:value-type="float" office:value="1412" calcext:value-type="float">
            <text:p>1412</text:p>
          </table:table-cell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00" calcext:value-type="float">
            <text:p>1000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1119" calcext:value-type="float">
            <text:p>1119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9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90" calcext:value-type="float">
            <text:p>1090</text:p>
          </table:table-cell>
          <table:table-cell table:style-name="TL_20_Data" office:value-type="float" office:value="1136" calcext:value-type="float">
            <text:p>1136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Roosendaal en Nispen</text:p>
          </table:table-cell>
          <table:table-cell/>
          <table:table-cell table:style-name="TL_20_Data" office:value-type="float" office:value="977" calcext:value-type="float">
            <text:p>977</text:p>
          </table:table-cell>
          <table:table-cell table:style-name="TL_20_Data"/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950" calcext:value-type="float">
            <text:p>2950</text:p>
          </table:table-cell>
          <table:table-cell table:style-name="TL_20_Data" office:value-type="float" office:value="3270" calcext:value-type="float">
            <text:p>3270</text:p>
          </table:table-cell>
          <table:table-cell table:style-name="TL_20_Data" office:value-type="float" office:value="6220" calcext:value-type="float">
            <text:p>6220</text:p>
          </table:table-cell>
          <table:table-cell table:style-name="TL_20_Data" office:value-type="float" office:value="2857" calcext:value-type="float">
            <text:p>2857</text:p>
          </table:table-cell>
          <table:table-cell table:style-name="TL_20_Data" office:value-type="float" office:value="3123" calcext:value-type="float">
            <text:p>312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064" calcext:value-type="float">
            <text:p>2064</text:p>
          </table:table-cell>
          <table:table-cell table:style-name="TL_20_Data" office:value-type="float" office:value="2175" calcext:value-type="float">
            <text:p>2175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320" calcext:value-type="float">
            <text:p>2320</text:p>
          </table:table-cell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2898" calcext:value-type="float">
            <text:p>2898</text:p>
          </table:table-cell>
          <table:table-cell table:style-name="TL_20_Data" office:value-type="float" office:value="3206" calcext:value-type="float">
            <text:p>3206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Rucphen en Sprundel</text:p>
          </table:table-cell>
          <table:table-cell/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/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1807" calcext:value-type="float">
            <text:p>1807</text:p>
          </table:table-cell>
          <table:table-cell table:style-name="TL_20_Data" office:value-type="float" office:value="1712" calcext:value-type="float">
            <text:p>1712</text:p>
          </table:table-cell>
          <table:table-cell table:style-name="TL_20_Data" office:value-type="float" office:value="3519" calcext:value-type="float">
            <text:p>3519</text:p>
          </table:table-cell>
          <table:table-cell table:style-name="TL_20_Data" office:value-type="float" office:value="1771" calcext:value-type="float">
            <text:p>1771</text:p>
          </table:table-cell>
          <table:table-cell table:style-name="TL_20_Data" office:value-type="float" office:value="1673" calcext:value-type="float">
            <text:p>167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494" calcext:value-type="float">
            <text:p>1494</text:p>
          </table:table-cell>
          <table:table-cell table:style-name="TL_20_Data" office:value-type="float" office:value="1364" calcext:value-type="float">
            <text:p>1364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2"/>
          <table:table-cell table:style-name="TL_20_Data" office:value-type="float" office:value="1790" calcext:value-type="float">
            <text:p>1790</text:p>
          </table:table-cell>
          <table:table-cell table:style-name="TL_20_Data" office:value-type="float" office:value="1705" calcext:value-type="float">
            <text:p>1705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Rijsbergen</text:p>
          </table:table-cell>
          <table:table-cell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824" calcext:value-type="float">
            <text:p>824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643" calcext:value-type="float">
            <text:p>1643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512" calcext:value-type="float">
            <text:p>512</text:p>
          </table:table-cell>
          <table:table-cell table:number-columns-repeated="2" table:style-name="TL_20_Data" office:value-type="float" office:value="243" calcext:value-type="float">
            <text:p>24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2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Standdaarbuiten</text:p>
          </table:table-cell>
          <table:table-cell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214" calcext:value-type="float">
            <text:p>1214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2"/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Steenbergen en Kruisland</text:p>
          </table:table-cell>
          <table:table-cell/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/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2916" calcext:value-type="float">
            <text:p>2916</text:p>
          </table:table-cell>
          <table:table-cell table:style-name="TL_20_Data" office:value-type="float" office:value="3037" calcext:value-type="float">
            <text:p>3037</text:p>
          </table:table-cell>
          <table:table-cell table:style-name="TL_20_Data" office:value-type="float" office:value="5953" calcext:value-type="float">
            <text:p>5953</text:p>
          </table:table-cell>
          <table:table-cell table:style-name="TL_20_Data" office:value-type="float" office:value="2902" calcext:value-type="float">
            <text:p>2902</text:p>
          </table:table-cell>
          <table:table-cell table:style-name="TL_20_Data" office:value-type="float" office:value="3022" calcext:value-type="float">
            <text:p>30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05" calcext:value-type="float">
            <text:p>2005</text:p>
          </table:table-cell>
          <table:table-cell table:style-name="TL_20_Data" office:value-type="float" office:value="1943" calcext:value-type="float">
            <text:p>1943</text:p>
          </table:table-cell>
          <table:table-cell table:number-columns-repeated="2" table:style-name="TL_20_Data" office:value-type="float" office:value="825" calcext:value-type="float">
            <text:p>825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227" calcext:value-type="float">
            <text:p>2227</text:p>
          </table:table-cell>
          <table:table-cell table:style-name="TL_20_Data" office:value-type="float" office:value="2320" calcext:value-type="float">
            <text:p>2320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683" calcext:value-type="float">
            <text:p>2683</text:p>
          </table:table-cell>
          <table:table-cell table:style-name="TL_20_Data" office:value-type="float" office:value="2781" calcext:value-type="float">
            <text:p>278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Terheijden</text:p>
          </table:table-cell>
          <table:table-cell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354" calcext:value-type="float">
            <text:p>1354</text:p>
          </table:table-cell>
          <table:table-cell table:style-name="TL_20_Data" office:value-type="float" office:value="1366" calcext:value-type="float">
            <text:p>1366</text:p>
          </table:table-cell>
          <table:table-cell table:style-name="TL_20_Data" office:value-type="float" office:value="2720" calcext:value-type="float">
            <text:p>2720</text:p>
          </table:table-cell>
          <table:table-cell table:style-name="TL_20_Data" office:value-type="float" office:value="1321" calcext:value-type="float">
            <text:p>1321</text:p>
          </table:table-cell>
          <table:table-cell table:style-name="TL_20_Data" office:value-type="float" office:value="1340" calcext:value-type="float">
            <text:p>134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1" calcext:value-type="float">
            <text:p>21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873" calcext:value-type="float">
            <text:p>873</text:p>
          </table:table-cell>
          <table:table-cell table:number-columns-repeated="2" table:style-name="TL_20_Data" office:value-type="float" office:value="371" calcext:value-type="float">
            <text:p>37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1244" calcext:value-type="float">
            <text:p>1244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Teteringen</text:p>
          </table:table-cell>
          <table:table-cell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94" calcext:value-type="float">
            <text:p>394</text:p>
          </table:table-cell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2"/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Woensdrecht, Hoogerheide en Hinkelenoord</text:p>
          </table:table-cell>
          <table:table-cell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738" calcext:value-type="float">
            <text:p>738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432" calcext:value-type="float">
            <text:p>432</text:p>
          </table:table-cell>
          <table:table-cell table:number-columns-repeated="2" table:style-name="TL_20_Data" office:value-type="float" office:value="219" calcext:value-type="float">
            <text:p>2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2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Wouw</text:p>
          </table:table-cell>
          <table:table-cell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611" calcext:value-type="float">
            <text:p>611</text:p>
          </table:table-cell>
          <table:table-cell table:number-columns-repeated="2" table:style-name="TL_20_Data" office:value-type="float" office:value="1516" calcext:value-type="float">
            <text:p>1516</text:p>
          </table:table-cell>
          <table:table-cell table:style-name="TL_20_Data" office:value-type="float" office:value="3032" calcext:value-type="float">
            <text:p>3032</text:p>
          </table:table-cell>
          <table:table-cell table:style-name="TL_20_Data" office:value-type="float" office:value="1497" calcext:value-type="float">
            <text:p>1497</text:p>
          </table:table-cell>
          <table:table-cell table:style-name="TL_20_Data" office:value-type="float" office:value="1474" calcext:value-type="float">
            <text:p>147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986" calcext:value-type="float">
            <text:p>986</text:p>
          </table:table-cell>
          <table:table-cell table:number-columns-repeated="2" table:style-name="TL_20_Data" office:value-type="float" office:value="400" calcext:value-type="float">
            <text:p>40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113" calcext:value-type="float">
            <text:p>1113</text:p>
          </table:table-cell>
          <table:table-cell table:style-name="TL_20_Data" office:value-type="float" office:value="1105" calcext:value-type="float">
            <text:p>110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1"/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498" calcext:value-type="float">
            <text:p>1498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Zevenbergen</text:p>
          </table:table-cell>
          <table:table-cell/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988" calcext:value-type="float">
            <text:p>988</text:p>
          </table:table-cell>
          <table:table-cell table:style-name="TL_20_Data" office:value-type="float" office:value="2266" calcext:value-type="float">
            <office:annotation draw:style-name="gr1" draw:text-style-name="P1" svg:width="3.551cm" svg:height="1.957cm" svg:x="18.302cm" svg:y="87.895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505. Dit moet zijn 22</text:span></text:p>
              <text:p text:style-name="P1"><text:span text:style-name="T2">66</text:span></text:p>
            </office:annotation>
            <text:p>2266</text:p>
          </table:table-cell>
          <table:table-cell table:style-name="TL_20_Data" office:value-type="float" office:value="2505" calcext:value-type="float">
            <office:annotation draw:style-name="gr1" draw:text-style-name="P1" svg:width="3.55cm" svg:height="1.957cm" svg:x="20.077cm" svg:y="87.895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266. Dit moet zijn 2505.</text:span></text:p>
              <text:p text:style-name="P1"><text:span text:style-name="T2"/></text:p>
            </office:annotation>
            <text:p>2505</text:p>
          </table:table-cell>
          <table:table-cell table:style-name="TL_20_Data" office:value-type="float" office:value="4771" calcext:value-type="float">
            <text:p>4771</text:p>
          </table:table-cell>
          <table:table-cell table:style-name="TL_20_Data" office:value-type="float" office:value="2221" calcext:value-type="float">
            <text:p>2221</text:p>
          </table:table-cell>
          <table:table-cell table:style-name="TL_20_Data" office:value-type="float" office:value="2469" calcext:value-type="float">
            <text:p>246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63" calcext:value-type="float">
            <text:p>1663</text:p>
          </table:table-cell>
          <table:table-cell table:style-name="TL_20_Data" office:value-type="float" office:value="1799" calcext:value-type="float">
            <text:p>1799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616" calcext:value-type="float">
            <text:p>616</text:p>
          </table:table-cell>
          <table:table-cell table:number-columns-repeated="2" table:style-name="TL_20_Data" office:value-type="float" office:value="76" calcext:value-type="float">
            <text:p>7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792" calcext:value-type="float">
            <text:p>1792</text:p>
          </table:table-cell>
          <table:table-cell table:style-name="TL_20_Data" office:value-type="float" office:value="1979" calcext:value-type="float">
            <text:p>1979</text:p>
          </table:table-cell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Zundert en Wernhout</text:p>
          </table:table-cell>
          <table:table-cell/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/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2003" calcext:value-type="float">
            <text:p>2003</text:p>
          </table:table-cell>
          <table:table-cell table:style-name="TL_20_Data" office:value-type="float" office:value="1904" calcext:value-type="float">
            <text:p>1904</text:p>
          </table:table-cell>
          <table:table-cell table:style-name="TL_20_Data" office:value-type="float" office:value="3907" calcext:value-type="float">
            <text:p>3907</text:p>
          </table:table-cell>
          <table:table-cell table:style-name="TL_20_Data" office:value-type="float" office:value="1994" calcext:value-type="float">
            <text:p>1994</text:p>
          </table:table-cell>
          <table:table-cell table:style-name="TL_20_Data" office:value-type="float" office:value="1900" calcext:value-type="float">
            <text:p>190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56" calcext:value-type="float">
            <text:p>1356</text:p>
          </table:table-cell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1512" calcext:value-type="float">
            <text:p>1512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966" calcext:value-type="float">
            <text:p>1966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table:number-columns-repeated="12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GEMEENTEN TEN PLATTEN LANDE. VIERDE DISTRIKT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4572" calcext:value-type="float">
            <text:p>14572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14878" calcext:value-type="float">
            <text:p>1487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591" calcext:value-type="float">
            <text:p>14591</text:p>
          </table:table-cell>
          <table:table-cell table:style-name="TL_20_Data" office:value-type="float" office:value="17643" calcext:value-type="float">
            <text:p>17643</text:p>
          </table:table-cell>
          <table:table-cell table:style-name="TL_20_Data" office:value-type="float" office:value="43965" calcext:value-type="float">
            <text:p>43965</text:p>
          </table:table-cell>
          <table:table-cell table:style-name="TL_20_Data" office:value-type="float" office:value="44794" calcext:value-type="float">
            <text:p>44794</text:p>
          </table:table-cell>
          <table:table-cell table:style-name="TL_20_Data" office:value-type="float" office:value="88759" calcext:value-type="float">
            <text:p>88759</text:p>
          </table:table-cell>
          <table:table-cell table:style-name="TL_20_Data" office:value-type="float" office:value="42906" calcext:value-type="float">
            <text:p>42906</text:p>
          </table:table-cell>
          <table:table-cell table:style-name="TL_20_Data" office:value-type="float" office:value="43891" calcext:value-type="float">
            <text:p>43891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30201" calcext:value-type="float">
            <text:p>30201</text:p>
          </table:table-cell>
          <table:table-cell table:style-name="TL_20_Data" office:value-type="float" office:value="28853" calcext:value-type="float">
            <text:p>28853</text:p>
          </table:table-cell>
          <table:table-cell table:style-name="TL_20_Data" office:value-type="float" office:value="12147" calcext:value-type="float">
            <text:p>12147</text:p>
          </table:table-cell>
          <table:table-cell table:style-name="TL_20_Data" office:value-type="float" office:value="12192" calcext:value-type="float">
            <text:p>12192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3749" calcext:value-type="float">
            <text:p>3749</text:p>
          </table:table-cell>
          <table:table-cell table:style-name="TL_20_Data" office:value-type="float" office:value="33008" calcext:value-type="float">
            <text:p>33008</text:p>
          </table:table-cell>
          <table:table-cell table:style-name="TL_20_Data" office:value-type="float" office:value="32694" calcext:value-type="float">
            <text:p>32694</text:p>
          </table:table-cell>
          <table:table-cell table:style-name="TL_20_Data" office:value-type="float" office:value="8484" calcext:value-type="float">
            <text:p>8484</text:p>
          </table:table-cell>
          <table:table-cell table:style-name="TL_20_Data" office:value-type="float" office:value="9656" calcext:value-type="float">
            <text:p>9656</text:p>
          </table:table-cell>
          <table:table-cell table:style-name="TL_20_Data" office:value-type="float" office:value="1137" calcext:value-type="float">
            <text:p>1137</text:p>
          </table:table-cell>
          <table:table-cell table:style-name="TL_20_Data" office:value-type="float" office:value="1050" calcext:value-type="float">
            <text:p>10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255" calcext:value-type="float">
            <text:p>1255</text:p>
          </table:table-cell>
          <table:table-cell table:style-name="TL_20_Data" office:value-type="float" office:value="1324" calcext:value-type="float">
            <text:p>13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415" calcext:value-type="float">
            <text:p>5415</text:p>
          </table:table-cell>
          <table:table-cell table:style-name="TL_20_Data" office:value-type="float" office:value="5719" calcext:value-type="float">
            <text:p>5719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8353" calcext:value-type="float">
            <text:p>38353</text:p>
          </table:table-cell>
          <table:table-cell table:style-name="TL_20_Data" office:value-type="float" office:value="38888" calcext:value-type="float">
            <text:p>38888</text:p>
          </table:table-cell>
          <table:table-cell table:style-name="TL_20_Data" table:number-columns-repeated="6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STEDEN</text:p>
          </table:table-cell>
          <table:table-cell/>
          <table:table-cell table:style-name="TL_20_Data" office:value-type="float" office:value="12190" calcext:value-type="float">
            <text:p>12190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12893" calcext:value-type="float">
            <text:p>1289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231" calcext:value-type="float">
            <text:p>12231</text:p>
          </table:table-cell>
          <table:table-cell table:style-name="TL_20_Data" office:value-type="float" office:value="16413" calcext:value-type="float">
            <text:p>16413</text:p>
          </table:table-cell>
          <table:table-cell table:style-name="TL_20_Data" office:value-type="float" office:value="39079" calcext:value-type="float">
            <text:p>39079</text:p>
          </table:table-cell>
          <table:table-cell table:style-name="TL_20_Data" office:value-type="float" office:value="41104" calcext:value-type="float">
            <text:p>41104</text:p>
          </table:table-cell>
          <table:table-cell table:style-name="TL_20_Data" office:value-type="float" office:value="80183" calcext:value-type="float">
            <text:p>80183</text:p>
          </table:table-cell>
          <table:table-cell table:style-name="TL_20_Data" office:value-type="float" office:value="33739" calcext:value-type="float">
            <text:p>33739</text:p>
          </table:table-cell>
          <table:table-cell table:style-name="TL_20_Data" office:value-type="float" office:value="39405" calcext:value-type="float">
            <text:p>39405</text:p>
          </table:table-cell>
          <table:table-cell table:style-name="TL_20_Data" office:value-type="float" office:value="5033" calcext:value-type="float">
            <text:p>5033</text:p>
          </table:table-cell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251" calcext:value-type="float">
            <text:p>1251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26272" calcext:value-type="float">
            <text:p>26272</text:p>
          </table:table-cell>
          <table:table-cell table:style-name="TL_20_Data" office:value-type="float" office:value="26255" calcext:value-type="float">
            <text:p>26255</text:p>
          </table:table-cell>
          <table:table-cell table:style-name="TL_20_Data" office:value-type="float" office:value="11323" calcext:value-type="float">
            <text:p>11323</text:p>
          </table:table-cell>
          <table:table-cell table:style-name="TL_20_Data" office:value-type="float" office:value="11349" calcext:value-type="float">
            <text:p>11349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TL_20_Data" office:value-type="float" office:value="3499" calcext:value-type="float">
            <text:p>3499</text:p>
          </table:table-cell>
          <table:table-cell table:style-name="TL_20_Data" office:value-type="float" office:value="24814" calcext:value-type="float">
            <text:p>24814</text:p>
          </table:table-cell>
          <table:table-cell table:style-name="TL_20_Data" office:value-type="float" office:value="27267" calcext:value-type="float">
            <text:p>27267</text:p>
          </table:table-cell>
          <table:table-cell table:style-name="TL_20_Data" office:value-type="float" office:value="6261" calcext:value-type="float">
            <text:p>6261</text:p>
          </table:table-cell>
          <table:table-cell table:style-name="TL_20_Data" office:value-type="float" office:value="8276" calcext:value-type="float">
            <text:p>8276</text:p>
          </table:table-cell>
          <table:table-cell table:style-name="TL_20_Data" office:value-type="float" office:value="6722" calcext:value-type="float">
            <text:p>6722</text:p>
          </table:table-cell>
          <table:table-cell table:style-name="TL_20_Data" office:value-type="float" office:value="4437" calcext:value-type="float">
            <text:p>443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469" calcext:value-type="float">
            <text:p>6469</text:p>
          </table:table-cell>
          <table:table-cell table:style-name="TL_20_Data" office:value-type="float" office:value="5259" calcext:value-type="float">
            <text:p>525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1414" calcext:value-type="float">
            <text:p>31414</text:p>
          </table:table-cell>
          <table:table-cell table:style-name="TL_20_Data" office:value-type="float" office:value="34895" calcext:value-type="float">
            <text:p>34895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GEMEENTEN TEN PLATTEN LANDE. 1STE DISTRIKT</text:p>
          </table:table-cell>
          <table:table-cell/>
          <table:table-cell table:style-name="TL_20_Data" office:value-type="float" office:value="12483" calcext:value-type="float">
            <text:p>1248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2678" calcext:value-type="float">
            <text:p>126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486" calcext:value-type="float">
            <text:p>12486</text:p>
          </table:table-cell>
          <table:table-cell table:style-name="TL_20_Data" office:value-type="float" office:value="14026" calcext:value-type="float">
            <text:p>14026</text:p>
          </table:table-cell>
          <table:table-cell table:style-name="TL_20_Data" office:value-type="float" office:value="33526" calcext:value-type="float">
            <text:p>33526</text:p>
          </table:table-cell>
          <table:table-cell table:style-name="TL_20_Data" office:value-type="float" office:value="34191" calcext:value-type="float">
            <text:p>34191</text:p>
          </table:table-cell>
          <table:table-cell table:style-name="TL_20_Data" office:value-type="float" office:value="67717" calcext:value-type="float">
            <text:p>67717</text:p>
          </table:table-cell>
          <table:table-cell table:style-name="TL_20_Data" office:value-type="float" office:value="32740" calcext:value-type="float">
            <text:p>32740</text:p>
          </table:table-cell>
          <table:table-cell table:style-name="TL_20_Data" office:value-type="float" office:value="33370" calcext:value-type="float">
            <text:p>33370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22229" calcext:value-type="float">
            <text:p>22229</text:p>
          </table:table-cell>
          <table:table-cell table:style-name="TL_20_Data" office:value-type="float" office:value="21939" calcext:value-type="float">
            <text:p>21939</text:p>
          </table:table-cell>
          <table:table-cell table:style-name="TL_20_Data" office:value-type="float" office:value="9684" calcext:value-type="float">
            <text:p>9684</text:p>
          </table:table-cell>
          <table:table-cell table:style-name="TL_20_Data" office:value-type="float" office:value="9696" calcext:value-type="float">
            <text:p>9696</text:p>
          </table:table-cell>
          <table:table-cell table:style-name="TL_20_Data" office:value-type="float" office:value="1613" calcext:value-type="float">
            <text:p>1613</text:p>
          </table:table-cell>
          <table:table-cell table:style-name="TL_20_Data" office:value-type="float" office:value="2556" calcext:value-type="float">
            <text:p>2556</text:p>
          </table:table-cell>
          <table:table-cell table:style-name="TL_20_Data" office:value-type="float" office:value="24387" calcext:value-type="float">
            <text:p>24387</text:p>
          </table:table-cell>
          <table:table-cell table:style-name="TL_20_Data" office:value-type="float" office:value="23981" calcext:value-type="float">
            <text:p>23981</text:p>
          </table:table-cell>
          <table:table-cell table:style-name="TL_20_Data" office:value-type="float" office:value="7270" calcext:value-type="float">
            <text:p>7270</text:p>
          </table:table-cell>
          <table:table-cell table:style-name="TL_20_Data" office:value-type="float" office:value="8184" calcext:value-type="float">
            <text:p>8184</text:p>
          </table:table-cell>
          <table:table-cell table:style-name="TL_20_Data" office:value-type="float" office:value="1571" calcext:value-type="float">
            <text:p>1571</text:p>
          </table:table-cell>
          <table:table-cell table:style-name="TL_20_Data" office:value-type="float" office:value="1764" calcext:value-type="float">
            <text:p>17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2734" calcext:value-type="float">
            <text:p>32734</text:p>
          </table:table-cell>
          <table:table-cell table:style-name="TL_20_Data" office:value-type="float" office:value="33390" calcext:value-type="float">
            <text:p>33390</text:p>
          </table:table-cell>
          <table:table-cell table:style-name="TL_20_Data" table:number-columns-repeated="6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GEMEENTEN TEN PLATTEN LANDE. 2DE DISTRIKT</text:p>
          </table:table-cell>
          <table:table-cell/>
          <table:table-cell table:style-name="TL_20_Data" office:value-type="float" office:value="12619" calcext:value-type="float">
            <text:p>1261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2838" calcext:value-type="float">
            <text:p>1283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623" calcext:value-type="float">
            <text:p>12623</text:p>
          </table:table-cell>
          <table:table-cell table:style-name="TL_20_Data" office:value-type="float" office:value="15633" calcext:value-type="float">
            <text:p>15633</text:p>
          </table:table-cell>
          <table:table-cell table:style-name="TL_20_Data" office:value-type="float" office:value="39859" calcext:value-type="float">
            <text:p>39859</text:p>
          </table:table-cell>
          <table:table-cell table:style-name="TL_20_Data" office:value-type="float" office:value="38758" calcext:value-type="float">
            <text:p>38758</text:p>
          </table:table-cell>
          <table:table-cell table:style-name="TL_20_Data" office:value-type="float" office:value="78617" calcext:value-type="float">
            <text:p>78617</text:p>
          </table:table-cell>
          <table:table-cell table:style-name="TL_20_Data" office:value-type="float" office:value="38515" calcext:value-type="float">
            <text:p>38515</text:p>
          </table:table-cell>
          <table:table-cell table:style-name="TL_20_Data" office:value-type="float" office:value="37939" calcext:value-type="float">
            <text:p>37939</text:p>
          </table:table-cell>
          <table:table-cell table:style-name="TL_20_Data" office:value-type="float" office:value="1027" calcext:value-type="float">
            <text:p>1027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27027" calcext:value-type="float">
            <text:p>27027</text:p>
          </table:table-cell>
          <table:table-cell table:style-name="TL_20_Data" office:value-type="float" office:value="24738" calcext:value-type="float">
            <text:p>24738</text:p>
          </table:table-cell>
          <table:table-cell table:style-name="TL_20_Data" office:value-type="float" office:value="10994" calcext:value-type="float">
            <text:p>10994</text:p>
          </table:table-cell>
          <table:table-cell table:style-name="TL_20_Data" office:value-type="float" office:value="10970" calcext:value-type="float">
            <text:p>10970</text:p>
          </table:table-cell>
          <table:table-cell table:style-name="TL_20_Data" office:value-type="float" office:value="1838" calcext:value-type="float">
            <text:p>1838</text:p>
          </table:table-cell>
          <table:table-cell table:style-name="TL_20_Data" office:value-type="float" office:value="3050" calcext:value-type="float">
            <text:p>3050</text:p>
          </table:table-cell>
          <table:table-cell table:style-name="TL_20_Data" office:value-type="float" office:value="28221" calcext:value-type="float">
            <text:p>28221</text:p>
          </table:table-cell>
          <table:table-cell table:style-name="TL_20_Data" office:value-type="float" office:value="26708" calcext:value-type="float">
            <text:p>26708</text:p>
          </table:table-cell>
          <table:table-cell table:style-name="TL_20_Data" office:value-type="float" office:value="9803" calcext:value-type="float">
            <text:p>9803</text:p>
          </table:table-cell>
          <table:table-cell table:style-name="TL_20_Data" office:value-type="float" office:value="10402" calcext:value-type="float">
            <text:p>10402</text:p>
          </table:table-cell>
          <table:table-cell table:style-name="TL_20_Data" office:value-type="float" office:value="1489" calcext:value-type="float">
            <text:p>1489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8830" calcext:value-type="float">
            <text:p>88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210" calcext:value-type="float">
            <text:p>1210</text:p>
          </table:table-cell>
          <table:table-cell table:style-name="TL_20_Data" office:value-type="float" office:value="1117" calcext:value-type="float">
            <text:p>1117</text:p>
          </table:table-cell>
          <table:table-cell table:style-name="TL_20_Data" office:value-type="float" office:value="29646" calcext:value-type="float">
            <text:p>29646</text:p>
          </table:table-cell>
          <table:table-cell table:style-name="TL_20_Data" office:value-type="float" office:value="28670" calcext:value-type="float">
            <text:p>2867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GEMEENTEN TEN PLATTEN LANDE. 3DE DISTRIKT 1STE GEDEELTE</text:p>
          </table:table-cell>
          <table:table-cell/>
          <table:table-cell table:style-name="TL_20_Data" office:value-type="float" office:value="7573" calcext:value-type="float">
            <text:p>7573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7766" calcext:value-type="float">
            <text:p>7766</text:p>
          </table:table-cell>
          <table:table-cell table:style-name="TL_20_Data"/>
          <table:table-cell table:style-name="TL_20_Data" office:value-type="float" office:value="7573" calcext:value-type="float">
            <text:p>7573</text:p>
          </table:table-cell>
          <table:table-cell table:style-name="TL_20_Data" office:value-type="float" office:value="8583" calcext:value-type="float">
            <text:p>8583</text:p>
          </table:table-cell>
          <table:table-cell table:style-name="TL_20_Data" office:value-type="float" office:value="21062" calcext:value-type="float">
            <text:p>21062</text:p>
          </table:table-cell>
          <table:table-cell table:style-name="TL_20_Data" office:value-type="float" office:value="21277" calcext:value-type="float">
            <text:p>21277</text:p>
          </table:table-cell>
          <table:table-cell table:style-name="TL_20_Data" office:value-type="float" office:value="42339" calcext:value-type="float">
            <text:p>42339</text:p>
          </table:table-cell>
          <table:table-cell table:style-name="TL_20_Data" office:value-type="float" office:value="20668" calcext:value-type="float">
            <text:p>20668</text:p>
          </table:table-cell>
          <table:table-cell table:style-name="TL_20_Data" office:value-type="float" office:value="20921" calcext:value-type="float">
            <text:p>20921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4167" calcext:value-type="float">
            <text:p>14167</text:p>
          </table:table-cell>
          <table:table-cell table:style-name="TL_20_Data" office:value-type="float" office:value="13837" calcext:value-type="float">
            <text:p>13837</text:p>
          </table:table-cell>
          <table:table-cell table:style-name="TL_20_Data" office:value-type="float" office:value="5753" calcext:value-type="float">
            <text:p>5753</text:p>
          </table:table-cell>
          <table:table-cell table:style-name="TL_20_Data" office:value-type="float" office:value="5782" calcext:value-type="float">
            <text:p>5782</text:p>
          </table:table-cell>
          <table:table-cell table:style-name="TL_20_Data" office:value-type="float" office:value="1142" calcext:value-type="float">
            <text:p>1142</text:p>
          </table:table-cell>
          <table:table-cell table:style-name="TL_20_Data" office:value-type="float" office:value="1658" calcext:value-type="float">
            <text:p>1658</text:p>
          </table:table-cell>
          <table:table-cell table:style-name="TL_20_Data" office:value-type="float" office:value="15919" calcext:value-type="float">
            <text:p>15919</text:p>
          </table:table-cell>
          <table:table-cell table:style-name="TL_20_Data" office:value-type="float" office:value="15748" calcext:value-type="float">
            <text:p>15748</text:p>
          </table:table-cell>
          <table:table-cell table:style-name="TL_20_Data" office:value-type="float" office:value="4249" calcext:value-type="float">
            <text:p>4249</text:p>
          </table:table-cell>
          <table:table-cell table:style-name="TL_20_Data" office:value-type="float" office:value="4760" calcext:value-type="float">
            <text:p>4760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1" calcext:value-type="float">
            <text:p>16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17" calcext:value-type="float">
            <text:p>3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20700" calcext:value-type="float">
            <text:p>20700</text:p>
          </table:table-cell>
          <table:table-cell table:style-name="TL_20_Data" office:value-type="float" office:value="20928" calcext:value-type="float">
            <text:p>20928</text:p>
          </table:table-cell>
          <table:table-cell table:style-name="TL_20_Data" table:number-columns-repeated="6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GEMEENTEN TEN PLATTEN LANDE. 3DE DISTRIKT 2DE GEDEELTE</text:p>
          </table:table-cell>
          <table:table-cell/>
          <table:table-cell table:style-name="TL_20_Data" office:value-type="float" office:value="7267" calcext:value-type="float">
            <text:p>726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7458" calcext:value-type="float">
            <text:p>7458</text:p>
          </table:table-cell>
          <table:table-cell table:style-name="TL_20_Data"/>
          <table:table-cell table:style-name="TL_20_Data" office:value-type="float" office:value="7267" calcext:value-type="float">
            <text:p>7267</text:p>
          </table:table-cell>
          <table:table-cell table:style-name="TL_20_Data" office:value-type="float" office:value="7847" calcext:value-type="float">
            <text:p>7847</text:p>
          </table:table-cell>
          <table:table-cell table:style-name="TL_20_Data" office:value-type="float" office:value="19548" calcext:value-type="float">
            <text:p>19548</text:p>
          </table:table-cell>
          <table:table-cell table:style-name="TL_20_Data" office:value-type="float" office:value="19257" calcext:value-type="float">
            <text:p>19257</text:p>
          </table:table-cell>
          <table:table-cell table:style-name="TL_20_Data" office:value-type="float" office:value="38805" calcext:value-type="float">
            <text:p>38805</text:p>
          </table:table-cell>
          <table:table-cell table:style-name="TL_20_Data" office:value-type="float" office:value="19160" calcext:value-type="float">
            <text:p>19160</text:p>
          </table:table-cell>
          <table:table-cell table:style-name="TL_20_Data" office:value-type="float" office:value="18870" calcext:value-type="float">
            <text:p>18870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80" calcext:value-type="float">
            <text:p>380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3281" calcext:value-type="float">
            <text:p>13281</text:p>
          </table:table-cell>
          <table:table-cell table:style-name="TL_20_Data" office:value-type="float" office:value="12504" calcext:value-type="float">
            <text:p>12504</text:p>
          </table:table-cell>
          <table:table-cell table:style-name="TL_20_Data" office:value-type="float" office:value="5261" calcext:value-type="float">
            <text:p>5261</text:p>
          </table:table-cell>
          <table:table-cell table:style-name="TL_20_Data" office:value-type="float" office:value="5279" calcext:value-type="float">
            <text:p>5279</text:p>
          </table:table-cell>
          <table:table-cell table:style-name="TL_20_Data" office:value-type="float" office:value="1006" calcext:value-type="float">
            <text:p>1006</text:p>
          </table:table-cell>
          <table:table-cell table:style-name="TL_20_Data" office:value-type="float" office:value="1474" calcext:value-type="float">
            <text:p>1474</text:p>
          </table:table-cell>
          <table:table-cell table:style-name="TL_20_Data" office:value-type="float" office:value="14293" calcext:value-type="float">
            <text:p>14293</text:p>
          </table:table-cell>
          <table:table-cell table:style-name="TL_20_Data" office:value-type="float" office:value="13792" calcext:value-type="float">
            <text:p>13792</text:p>
          </table:table-cell>
          <table:table-cell table:style-name="TL_20_Data" office:value-type="float" office:value="4594" calcext:value-type="float">
            <text:p>4594</text:p>
          </table:table-cell>
          <table:table-cell table:style-name="TL_20_Data" office:value-type="float" office:value="4912" calcext:value-type="float">
            <text:p>4912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9114" calcext:value-type="float">
            <text:p>19114</text:p>
          </table:table-cell>
          <table:table-cell table:style-name="TL_20_Data" office:value-type="float" office:value="18892" calcext:value-type="float">
            <text:p>18892</text:p>
          </table:table-cell>
          <table:table-cell table:style-name="TL_20_Data" table:number-columns-repeated="6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GEMEENTEN TEN PLATTEN LANDE. 4DE DISTRIKT</text:p>
          </table:table-cell>
          <table:table-cell/>
          <table:table-cell table:style-name="TL_20_Data" office:value-type="float" office:value="14572" calcext:value-type="float">
            <text:p>14572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14878" calcext:value-type="float">
            <text:p>1487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591" calcext:value-type="float">
            <text:p>14591</text:p>
          </table:table-cell>
          <table:table-cell table:style-name="TL_20_Data" office:value-type="float" office:value="17643" calcext:value-type="float">
            <text:p>17643</text:p>
          </table:table-cell>
          <table:table-cell table:style-name="TL_20_Data" office:value-type="float" office:value="43965" calcext:value-type="float">
            <text:p>43965</text:p>
          </table:table-cell>
          <table:table-cell table:style-name="TL_20_Data" office:value-type="float" office:value="44794" calcext:value-type="float">
            <text:p>44794</text:p>
          </table:table-cell>
          <table:table-cell table:style-name="TL_20_Data" office:value-type="float" office:value="88759" calcext:value-type="float">
            <text:p>88759</text:p>
          </table:table-cell>
          <table:table-cell table:style-name="TL_20_Data" office:value-type="float" office:value="42906" calcext:value-type="float">
            <text:p>42906</text:p>
          </table:table-cell>
          <table:table-cell table:style-name="TL_20_Data" office:value-type="float" office:value="43891" calcext:value-type="float">
            <text:p>43891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30201" calcext:value-type="float">
            <text:p>30201</text:p>
          </table:table-cell>
          <table:table-cell table:style-name="TL_20_Data" office:value-type="float" office:value="28853" calcext:value-type="float">
            <text:p>28853</text:p>
          </table:table-cell>
          <table:table-cell table:style-name="TL_20_Data" office:value-type="float" office:value="12147" calcext:value-type="float">
            <text:p>12147</text:p>
          </table:table-cell>
          <table:table-cell table:style-name="TL_20_Data" office:value-type="float" office:value="12192" calcext:value-type="float">
            <text:p>12192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3749" calcext:value-type="float">
            <text:p>3749</text:p>
          </table:table-cell>
          <table:table-cell table:style-name="TL_20_Data" office:value-type="float" office:value="33008" calcext:value-type="float">
            <text:p>33008</text:p>
          </table:table-cell>
          <table:table-cell table:style-name="TL_20_Data" office:value-type="float" office:value="32694" calcext:value-type="float">
            <text:p>32694</text:p>
          </table:table-cell>
          <table:table-cell table:style-name="TL_20_Data" office:value-type="float" office:value="8484" calcext:value-type="float">
            <text:p>8484</text:p>
          </table:table-cell>
          <table:table-cell table:style-name="TL_20_Data" office:value-type="float" office:value="9656" calcext:value-type="float">
            <text:p>9656</text:p>
          </table:table-cell>
          <table:table-cell table:style-name="TL_20_Data" office:value-type="float" office:value="1137" calcext:value-type="float">
            <text:p>1137</text:p>
          </table:table-cell>
          <table:table-cell table:style-name="TL_20_Data" office:value-type="float" office:value="1050" calcext:value-type="float">
            <text:p>10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255" calcext:value-type="float">
            <text:p>1255</text:p>
          </table:table-cell>
          <table:table-cell table:style-name="TL_20_Data" office:value-type="float" office:value="1324" calcext:value-type="float">
            <text:p>13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415" calcext:value-type="float">
            <text:p>5415</text:p>
          </table:table-cell>
          <table:table-cell table:style-name="TL_20_Data" office:value-type="float" office:value="5719" calcext:value-type="float">
            <text:p>5719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8353" calcext:value-type="float">
            <text:p>38353</text:p>
          </table:table-cell>
          <table:table-cell table:style-name="TL_20_Data" office:value-type="float" office:value="38888" calcext:value-type="float">
            <text:p>38888</text:p>
          </table:table-cell>
          <table:table-cell table:style-name="TL_20_Data" table:number-columns-repeated="6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4"/>
          <table:table-cell table:number-columns-repeated="944"/>
        </table:table-row>
        <table:table-row table:style-name="ro5">
          <table:table-cell table:style-name="TL_20_RowHeader" office:value-type="string" calcext:value-type="string">
            <text:p>Verzameling der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54514" calcext:value-type="float">
            <text:p>54514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55618" calcext:value-type="float">
            <text:p>5561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4540" calcext:value-type="float">
            <text:p>54540</text:p>
          </table:table-cell>
          <table:table-cell table:style-name="TL_20_Data" office:value-type="float" office:value="63732" calcext:value-type="float">
            <text:p>63732</text:p>
          </table:table-cell>
          <table:table-cell table:style-name="TL_20_Data" office:value-type="float" office:value="157960" calcext:value-type="float">
            <text:p>157960</text:p>
          </table:table-cell>
          <table:table-cell table:style-name="TL_20_Data" office:value-type="float" office:value="158277" calcext:value-type="float">
            <text:p>158277</text:p>
          </table:table-cell>
          <table:table-cell table:style-name="TL_20_Data" office:value-type="float" office:value="316237" calcext:value-type="float">
            <text:p>316237</text:p>
          </table:table-cell>
          <table:table-cell table:style-name="TL_20_Data" office:value-type="float" office:value="153989" calcext:value-type="float">
            <text:p>153989</text:p>
          </table:table-cell>
          <table:table-cell table:style-name="TL_20_Data" office:value-type="float" office:value="154991" calcext:value-type="float">
            <text:p>154991</text:p>
          </table:table-cell>
          <table:table-cell table:style-name="TL_20_Data" office:value-type="float" office:value="3538" calcext:value-type="float">
            <text:p>3538</text:p>
          </table:table-cell>
          <table:table-cell table:style-name="TL_20_Data" office:value-type="float" office:value="3122" calcext:value-type="float">
            <text:p>3122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403" calcext:value-type="float">
            <text:p>2403</text:p>
          </table:table-cell>
          <table:table-cell table:style-name="TL_20_Data" office:value-type="float" office:value="1658" calcext:value-type="float">
            <text:p>1658</text:p>
          </table:table-cell>
          <table:table-cell table:style-name="TL_20_Data" office:value-type="float" office:value="106905" calcext:value-type="float">
            <text:p>106905</text:p>
          </table:table-cell>
          <table:table-cell table:style-name="TL_20_Data" office:value-type="float" office:value="101871" calcext:value-type="float">
            <text:p>101871</text:p>
          </table:table-cell>
          <table:table-cell table:style-name="TL_20_Data" office:value-type="float" office:value="43839" calcext:value-type="float">
            <text:p>43839</text:p>
          </table:table-cell>
          <table:table-cell table:style-name="TL_20_Data" office:value-type="float" office:value="43919" calcext:value-type="float">
            <text:p>43919</text:p>
          </table:table-cell>
          <table:table-cell table:style-name="TL_20_Data" office:value-type="float" office:value="7216" calcext:value-type="float">
            <text:p>7216</text:p>
          </table:table-cell>
          <table:table-cell table:style-name="TL_20_Data" office:value-type="float" office:value="12487" calcext:value-type="float">
            <text:p>12487</text:p>
          </table:table-cell>
          <table:table-cell table:style-name="TL_20_Data" office:value-type="float" office:value="115828" calcext:value-type="float">
            <text:p>115828</text:p>
          </table:table-cell>
          <table:table-cell table:style-name="TL_20_Data" office:value-type="float" office:value="112923" calcext:value-type="float">
            <text:p>112923</text:p>
          </table:table-cell>
          <table:table-cell table:style-name="TL_20_Data" office:value-type="float" office:value="34400" calcext:value-type="float">
            <text:p>34400</text:p>
          </table:table-cell>
          <table:table-cell table:style-name="TL_20_Data" office:value-type="float" office:value="37914" calcext:value-type="float">
            <text:p>37914</text:p>
          </table:table-cell>
          <table:table-cell table:style-name="TL_20_Data" office:value-type="float" office:value="5116" calcext:value-type="float">
            <text:p>5116</text:p>
          </table:table-cell>
          <table:table-cell table:style-name="TL_20_Data" office:value-type="float" office:value="5016" calcext:value-type="float">
            <text:p>50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1980" calcext:value-type="float">
            <text:p>1980</text:p>
          </table:table-cell>
          <table:table-cell table:style-name="TL_20_Data" office:value-type="float" office:value="1964" calcext:value-type="float">
            <text:p>19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5495" calcext:value-type="float">
            <text:p>15495</text:p>
          </table:table-cell>
          <table:table-cell table:style-name="TL_20_Data" office:value-type="float" office:value="15764" calcext:value-type="float">
            <text:p>157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05" calcext:value-type="float">
            <text:p>1305</text:p>
          </table:table-cell>
          <table:table-cell table:style-name="TL_20_Data" office:value-type="float" office:value="1232" calcext:value-type="float">
            <text:p>1232</text:p>
          </table:table-cell>
          <table:table-cell table:style-name="TL_20_Data" office:value-type="float" office:value="140547" calcext:value-type="float">
            <text:p>140547</text:p>
          </table:table-cell>
          <table:table-cell table:style-name="TL_20_Data" office:value-type="float" office:value="140768" calcext:value-type="float">
            <text:p>1407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944"/>
        </table:table-row>
        <table:table-row table:style-name="ro2">
          <table:table-cell table:style-name="TL_20_RowHeader" office:value-type="string" calcext:value-type="string">
            <text:p>Verzameling der</text:p>
          </table:table-cell>
          <table:table-cell table:style-name="ce13" office:value-type="string" calcext:value-type="string">
            <text:p>STEDEN EN GEMEENTEN TEN PLATTEN LANDE</text:p>
          </table:table-cell>
          <table:table-cell/>
          <table:table-cell table:style-name="TL_20_Data" office:value-type="float" office:value="66704" calcext:value-type="float">
            <text:p>66704</text:p>
          </table:table-cell>
          <table:table-cell table:style-name="TL_20_Data" office:value-type="float" office:value="1807" calcext:value-type="float">
            <text:p>1807</text:p>
          </table:table-cell>
          <table:table-cell table:style-name="TL_20_Data" office:value-type="float" office:value="68511" calcext:value-type="float">
            <text:p>68511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6771" calcext:value-type="float">
            <text:p>66771</text:p>
          </table:table-cell>
          <table:table-cell table:style-name="TL_20_Data" office:value-type="float" office:value="80145" calcext:value-type="float">
            <text:p>80145</text:p>
          </table:table-cell>
          <table:table-cell table:style-name="TL_20_Data" office:value-type="float" office:value="197039" calcext:value-type="float">
            <text:p>197039</text:p>
          </table:table-cell>
          <table:table-cell table:style-name="TL_20_Data" office:value-type="float" office:value="199381" calcext:value-type="float">
            <text:p>199381</text:p>
          </table:table-cell>
          <table:table-cell table:style-name="TL_20_Data" office:value-type="float" office:value="396420" calcext:value-type="float">
            <text:p>396420</text:p>
          </table:table-cell>
          <table:table-cell table:style-name="TL_20_Data" office:value-type="float" office:value="187728" calcext:value-type="float">
            <text:p>187728</text:p>
          </table:table-cell>
          <table:table-cell table:style-name="TL_20_Data" office:value-type="float" office:value="194396" calcext:value-type="float">
            <text:p>194396</text:p>
          </table:table-cell>
          <table:table-cell table:style-name="TL_20_Data" office:value-type="float" office:value="8571" calcext:value-type="float">
            <text:p>8571</text:p>
          </table:table-cell>
          <table:table-cell table:style-name="TL_20_Data" office:value-type="float" office:value="4672" calcext:value-type="float">
            <text:p>4672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654" calcext:value-type="float">
            <text:p>3654</text:p>
          </table:table-cell>
          <table:table-cell table:style-name="TL_20_Data" office:value-type="float" office:value="2101" calcext:value-type="float">
            <text:p>2101</text:p>
          </table:table-cell>
          <table:table-cell table:style-name="TL_20_Data" office:value-type="float" office:value="133177" calcext:value-type="float">
            <text:p>133177</text:p>
          </table:table-cell>
          <table:table-cell table:style-name="TL_20_Data" office:value-type="float" office:value="128126" calcext:value-type="float">
            <text:p>128126</text:p>
          </table:table-cell>
          <table:table-cell table:style-name="TL_20_Data" office:value-type="float" office:value="55162" calcext:value-type="float">
            <text:p>55162</text:p>
          </table:table-cell>
          <table:table-cell table:style-name="TL_20_Data" office:value-type="float" office:value="55268" calcext:value-type="float">
            <text:p>55268</text:p>
          </table:table-cell>
          <table:table-cell table:style-name="TL_20_Data" office:value-type="float" office:value="8700" calcext:value-type="float">
            <text:p>8700</text:p>
          </table:table-cell>
          <table:table-cell table:style-name="TL_20_Data" office:value-type="float" office:value="15986" calcext:value-type="float">
            <text:p>15986</text:p>
          </table:table-cell>
          <table:table-cell table:style-name="TL_20_Data" office:value-type="float" office:value="140642" calcext:value-type="float">
            <text:p>140642</text:p>
          </table:table-cell>
          <table:table-cell table:style-name="TL_20_Data" office:value-type="float" office:value="140190" calcext:value-type="float">
            <text:p>140190</text:p>
          </table:table-cell>
          <table:table-cell table:style-name="TL_20_Data" office:value-type="float" office:value="40661" calcext:value-type="float">
            <text:p>40661</text:p>
          </table:table-cell>
          <table:table-cell table:style-name="TL_20_Data" office:value-type="float" office:value="46190" calcext:value-type="float">
            <text:p>46190</text:p>
          </table:table-cell>
          <table:table-cell table:style-name="TL_20_Data" office:value-type="float" office:value="11838" calcext:value-type="float">
            <text:p>11838</text:p>
          </table:table-cell>
          <table:table-cell table:style-name="TL_20_Data" office:value-type="float" office:value="9453" calcext:value-type="float">
            <text:p>945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2638" calcext:value-type="float">
            <text:p>2638</text:p>
          </table:table-cell>
          <table:table-cell table:style-name="TL_20_Data" office:value-type="float" office:value="2700" calcext:value-type="float">
            <text:p>270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1964" calcext:value-type="float">
            <text:p>21964</text:p>
          </table:table-cell>
          <table:table-cell table:style-name="TL_20_Data" office:value-type="float" office:value="21023" calcext:value-type="float">
            <text:p>2102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94" calcext:value-type="float">
            <text:p>1394</text:p>
          </table:table-cell>
          <table:table-cell table:style-name="TL_20_Data" office:value-type="float" office:value="1331" calcext:value-type="float">
            <text:p>1331</text:p>
          </table:table-cell>
          <table:table-cell table:style-name="TL_20_Data" office:value-type="float" office:value="171961" calcext:value-type="float">
            <text:p>171961</text:p>
          </table:table-cell>
          <table:table-cell table:style-name="TL_20_Data" office:value-type="float" office:value="175663" calcext:value-type="float">
            <text:p>17566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869" calcext:value-type="float">
            <text:p>86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944"/>
        </table:table-row>
        <table:table-row table:style-name="ro5" table:number-rows-repeated="10483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4" table:number-columns-repeated="1020" table:default-cell-style-name="Default"/>
        <table:table-row table:style-name="ro5" table:number-rows-repeated="2">
          <table:table-cell table:number-columns-repeated="3"/>
          <table:table-cell table:style-name="ce4" table:number-columns-repeated="11"/>
          <table:table-cell table:number-columns-repeated="1010"/>
        </table:table-row>
        <table:table-row table:style-name="ro5">
          <table:table-cell table:style-name="ce4" office:value-type="string" calcext:value-type="string">
            <text:p>Editregel</text:p>
          </table:table-cell>
          <table:table-cell table:style-name="ce4" office:value-type="string" calcext:value-type="string">
            <text:p>Deel telling</text:p>
          </table:table-cell>
          <table:table-cell table:style-name="ce4" office:value-type="string" calcext:value-type="string">
            <text:p>Rolnummer</text:p>
          </table:table-cell>
          <table:table-cell table:style-name="ce4" office:value-type="string" calcext:value-type="string">
            <text:p>Noten en opmerkingen</text:p>
          </table:table-cell>
          <table:table-cell table:style-name="ce4" table:number-columns-repeated="10"/>
          <table:table-cell table:number-columns-repeated="1010"/>
        </table:table-row>
        <table:table-row table:style-name="ro5">
          <table:table-cell table:style-name="TL_20_Metadata" table:number-columns-repeated="14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TL_20_Metadata" office:value-type="float" office:value="30043" calcext:value-type="float">
            <text:p>3004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 office:value-type="string" calcext:value-type="string">
            <text:p>3900400068010011 <text:s/>De geboorteplaats van een krankzinnigen man onbekend.</text:p>
          </table:table-cell>
          <table:table-cell table:style-name="TL_20_Metadata" office:value-type="string" calcext:value-type="string">
            <text:p>3900400068010012 <text:s/>De burgerlijke staat van eene en de geboorteplaats van vier krankzinnige vrouwen onbekend.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44" calcext:value-type="float">
            <text:p>3004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45" calcext:value-type="float">
            <text:p>3004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46" calcext:value-type="float">
            <text:p>3004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47" calcext:value-type="float">
            <text:p>3004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48" calcext:value-type="float">
            <text:p>3004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49" calcext:value-type="float">
            <text:p>3004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0" calcext:value-type="float">
            <text:p>3005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1" calcext:value-type="float">
            <text:p>3005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2" calcext:value-type="float">
            <text:p>3005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3" calcext:value-type="float">
            <text:p>3005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4" calcext:value-type="float">
            <text:p>3005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5" calcext:value-type="float">
            <text:p>3005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6" calcext:value-type="float">
            <text:p>3005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7" calcext:value-type="float">
            <text:p>3005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8" calcext:value-type="float">
            <text:p>3005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59" calcext:value-type="float">
            <text:p>3005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0" calcext:value-type="float">
            <text:p>3006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1" calcext:value-type="float">
            <text:p>3006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2" calcext:value-type="float">
            <text:p>3006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3" calcext:value-type="float">
            <text:p>3006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4" calcext:value-type="float">
            <text:p>3006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5" calcext:value-type="float">
            <text:p>3006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6" calcext:value-type="float">
            <text:p>3006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7" calcext:value-type="float">
            <text:p>3006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8" calcext:value-type="float">
            <text:p>3006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69" calcext:value-type="float">
            <text:p>3006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0" calcext:value-type="float">
            <text:p>3007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1" calcext:value-type="float">
            <text:p>3007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2" calcext:value-type="float">
            <text:p>3007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3" calcext:value-type="float">
            <text:p>3007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4" calcext:value-type="float">
            <text:p>3007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5" calcext:value-type="float">
            <text:p>3007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6" calcext:value-type="float">
            <text:p>3007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7" calcext:value-type="float">
            <text:p>3007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8" calcext:value-type="float">
            <text:p>3007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79" calcext:value-type="float">
            <text:p>3007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0" calcext:value-type="float">
            <text:p>3008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1" calcext:value-type="float">
            <text:p>3008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2" calcext:value-type="float">
            <text:p>3008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3" calcext:value-type="float">
            <text:p>3008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4" calcext:value-type="float">
            <text:p>3008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5" calcext:value-type="float">
            <text:p>3008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6" calcext:value-type="float">
            <text:p>3008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7" calcext:value-type="float">
            <text:p>3008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8" calcext:value-type="float">
            <text:p>3008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89" calcext:value-type="float">
            <text:p>3008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0" calcext:value-type="float">
            <text:p>3009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1" calcext:value-type="float">
            <text:p>3009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0006801001" calcext:value-type="float">
            <text:p>390040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2" calcext:value-type="float">
            <text:p>3009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3" calcext:value-type="float">
            <text:p>3009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4" calcext:value-type="float">
            <text:p>3009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5" calcext:value-type="float">
            <text:p>3009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6" calcext:value-type="float">
            <text:p>3009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7" calcext:value-type="float">
            <text:p>3009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8" calcext:value-type="float">
            <text:p>3009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099" calcext:value-type="float">
            <text:p>3009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0" calcext:value-type="float">
            <text:p>3010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1" calcext:value-type="float">
            <text:p>3010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2" calcext:value-type="float">
            <text:p>3010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3" calcext:value-type="float">
            <text:p>3010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4" calcext:value-type="float">
            <text:p>3010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5" calcext:value-type="float">
            <text:p>3010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6" calcext:value-type="float">
            <text:p>3010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7" calcext:value-type="float">
            <text:p>3010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8" calcext:value-type="float">
            <text:p>3010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09" calcext:value-type="float">
            <text:p>3010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0" calcext:value-type="float">
            <text:p>3011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1" calcext:value-type="float">
            <text:p>3011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2" calcext:value-type="float">
            <text:p>3011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3" calcext:value-type="float">
            <text:p>3011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4" calcext:value-type="float">
            <text:p>3011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5" calcext:value-type="float">
            <text:p>3011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6" calcext:value-type="float">
            <text:p>3011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7" calcext:value-type="float">
            <text:p>3011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8" calcext:value-type="float">
            <text:p>3011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19" calcext:value-type="float">
            <text:p>3011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0" calcext:value-type="float">
            <text:p>3012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1" calcext:value-type="float">
            <text:p>3012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2" calcext:value-type="float">
            <text:p>3012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3" calcext:value-type="float">
            <text:p>3012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4" calcext:value-type="float">
            <text:p>3012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5" calcext:value-type="float">
            <text:p>3012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6" calcext:value-type="float">
            <text:p>3012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7" calcext:value-type="float">
            <text:p>3012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8" calcext:value-type="float">
            <text:p>3012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29" calcext:value-type="float">
            <text:p>3012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0" calcext:value-type="float">
            <text:p>3013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1" calcext:value-type="float">
            <text:p>3013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2" calcext:value-type="float">
            <text:p>3013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3" calcext:value-type="float">
            <text:p>3013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4" calcext:value-type="float">
            <text:p>3013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5" calcext:value-type="float">
            <text:p>3013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6" calcext:value-type="float">
            <text:p>3013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7" calcext:value-type="float">
            <text:p>3013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8" calcext:value-type="float">
            <text:p>3013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39" calcext:value-type="float">
            <text:p>3013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0" calcext:value-type="float">
            <text:p>3014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1" calcext:value-type="float">
            <text:p>3014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2" calcext:value-type="float">
            <text:p>3014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1007001001" calcext:value-type="float">
            <text:p>390041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3" calcext:value-type="float">
            <text:p>3014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4" calcext:value-type="float">
            <text:p>3014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5" calcext:value-type="float">
            <text:p>3014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6" calcext:value-type="float">
            <text:p>3014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7" calcext:value-type="float">
            <text:p>3014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8" calcext:value-type="float">
            <text:p>3014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49" calcext:value-type="float">
            <text:p>3014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0" calcext:value-type="float">
            <text:p>3015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1" calcext:value-type="float">
            <text:p>3015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2" calcext:value-type="float">
            <text:p>3015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3" calcext:value-type="float">
            <text:p>3015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4" calcext:value-type="float">
            <text:p>3015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5" calcext:value-type="float">
            <text:p>3015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6" calcext:value-type="float">
            <text:p>3015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7" calcext:value-type="float">
            <text:p>3015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8" calcext:value-type="float">
            <text:p>3015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59" calcext:value-type="float">
            <text:p>3015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0" calcext:value-type="float">
            <text:p>3016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1" calcext:value-type="float">
            <text:p>3016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2" calcext:value-type="float">
            <text:p>3016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3" calcext:value-type="float">
            <text:p>3016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4" calcext:value-type="float">
            <text:p>3016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5" calcext:value-type="float">
            <text:p>3016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6" calcext:value-type="float">
            <text:p>3016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7" calcext:value-type="float">
            <text:p>3016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8" calcext:value-type="float">
            <text:p>3016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69" calcext:value-type="float">
            <text:p>3016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0" calcext:value-type="float">
            <text:p>3017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1" calcext:value-type="float">
            <text:p>3017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2" calcext:value-type="float">
            <text:p>3017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3" calcext:value-type="float">
            <text:p>3017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4" calcext:value-type="float">
            <text:p>3017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5" calcext:value-type="float">
            <text:p>3017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6" calcext:value-type="float">
            <text:p>3017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7" calcext:value-type="float">
            <text:p>3017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8" calcext:value-type="float">
            <text:p>3017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79" calcext:value-type="float">
            <text:p>3017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0" calcext:value-type="float">
            <text:p>3018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1" calcext:value-type="float">
            <text:p>3018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2" calcext:value-type="float">
            <text:p>3018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3" calcext:value-type="float">
            <text:p>3018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4" calcext:value-type="float">
            <text:p>3018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5" calcext:value-type="float">
            <text:p>3018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6" calcext:value-type="float">
            <text:p>3018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7" calcext:value-type="float">
            <text:p>3018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8" calcext:value-type="float">
            <text:p>3018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89" calcext:value-type="float">
            <text:p>3018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0" calcext:value-type="float">
            <text:p>3019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1" calcext:value-type="float">
            <text:p>3019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2" calcext:value-type="float">
            <text:p>3019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3" calcext:value-type="float">
            <text:p>3019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4" calcext:value-type="float">
            <text:p>3019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5" calcext:value-type="float">
            <text:p>3019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2007201001" calcext:value-type="float">
            <text:p>390042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6" calcext:value-type="float">
            <text:p>3019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7" calcext:value-type="float">
            <text:p>3019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8" calcext:value-type="float">
            <text:p>3019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199" calcext:value-type="float">
            <text:p>3019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0" calcext:value-type="float">
            <text:p>3020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1" calcext:value-type="float">
            <text:p>3020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2" calcext:value-type="float">
            <text:p>3020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3" calcext:value-type="float">
            <text:p>3020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4" calcext:value-type="float">
            <text:p>3020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5" calcext:value-type="float">
            <text:p>3020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6" calcext:value-type="float">
            <text:p>3020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7" calcext:value-type="float">
            <text:p>3020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8" calcext:value-type="float">
            <text:p>3020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09" calcext:value-type="float">
            <text:p>3020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0" calcext:value-type="float">
            <text:p>3021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1" calcext:value-type="float">
            <text:p>3021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2" calcext:value-type="float">
            <text:p>3021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3" calcext:value-type="float">
            <text:p>3021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4" calcext:value-type="float">
            <text:p>3021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5" calcext:value-type="float">
            <text:p>3021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6" calcext:value-type="float">
            <text:p>3021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7" calcext:value-type="float">
            <text:p>3021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8" calcext:value-type="float">
            <text:p>3021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19" calcext:value-type="float">
            <text:p>3021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0" calcext:value-type="float">
            <text:p>3022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1" calcext:value-type="float">
            <text:p>3022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2" calcext:value-type="float">
            <text:p>3022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3" calcext:value-type="float">
            <text:p>3022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4" calcext:value-type="float">
            <text:p>3022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5" calcext:value-type="float">
            <text:p>3022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6" calcext:value-type="float">
            <text:p>3022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7" calcext:value-type="float">
            <text:p>3022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8" calcext:value-type="float">
            <text:p>3022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29" calcext:value-type="float">
            <text:p>3022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0" calcext:value-type="float">
            <text:p>3023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1" calcext:value-type="float">
            <text:p>3023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2" calcext:value-type="float">
            <text:p>30232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3" calcext:value-type="float">
            <text:p>30233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401001" calcext:value-type="float">
            <text:p>390043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4" calcext:value-type="float">
            <text:p>30234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5" calcext:value-type="float">
            <text:p>30235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6" calcext:value-type="float">
            <text:p>30236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7" calcext:value-type="float">
            <text:p>30237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8" calcext:value-type="float">
            <text:p>30238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39" calcext:value-type="float">
            <text:p>30239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40" calcext:value-type="float">
            <text:p>30240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30241" calcext:value-type="float">
            <text:p>30241</text:p>
          </table:table-cell>
          <table:table-cell table:style-name="TL_20_Metadata" office:value-type="string" calcext:value-type="string">
            <text:p>Nb-2edl</text:p>
          </table:table-cell>
          <table:table-cell table:style-name="TL_20_Metadata" office:value-type="float" office:value="390043007502001" calcext:value-type="float">
            <text:p>390043007502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3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8:46:28.468463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6:54</meta:creation-date>
    <dc:creator>Christophe Gueret</dc:creator>
    <dc:date>2014-12-21T08:46:40.686656691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8747" meta:object-count="0"/>
  </office:meta>
</office:document-meta>
</file>